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text-properties officeooo:rsid="004ded37" officeooo:paragraph-rsid="02204a4b"/>
    </style:style>
    <style:style style:name="P2" style:family="paragraph" style:parent-style-name="Standard">
      <style:text-properties fo:font-weight="normal" officeooo:rsid="01610b50" officeooo:paragraph-rsid="016f5f71" fo:background-color="transparent" style:font-weight-asian="normal" style:font-weight-complex="normal"/>
    </style:style>
    <style:style style:name="P3" style:family="paragraph" style:parent-style-name="Standard">
      <style:text-properties fo:font-weight="normal" officeooo:paragraph-rsid="01a598ba" fo:background-color="transparent" style:font-weight-asian="normal" style:font-weight-complex="normal"/>
    </style:style>
    <style:style style:name="P4" style:family="paragraph" style:parent-style-name="Standard">
      <style:text-properties fo:font-weight="normal" officeooo:rsid="00df1433" officeooo:paragraph-rsid="011b8123" fo:background-color="transparent" style:font-weight-asian="normal" style:font-weight-complex="normal"/>
    </style:style>
    <style:style style:name="P5" style:family="paragraph" style:parent-style-name="Standard">
      <style:text-properties fo:font-weight="normal" officeooo:rsid="00df1433" officeooo:paragraph-rsid="0179b874" fo:background-color="transparent" style:font-weight-asian="normal" style:font-weight-complex="normal"/>
    </style:style>
    <style:style style:name="P6" style:family="paragraph" style:parent-style-name="Standard">
      <style:text-properties fo:font-weight="normal" officeooo:rsid="00df1433" officeooo:paragraph-rsid="017e49a9" fo:background-color="transparent" style:font-weight-asian="normal" style:font-weight-complex="normal"/>
    </style:style>
    <style:style style:name="P7" style:family="paragraph" style:parent-style-name="Standard">
      <style:text-properties fo:font-weight="normal" officeooo:rsid="00df1433" officeooo:paragraph-rsid="015ba916" fo:background-color="transparent" style:font-weight-asian="normal" style:font-weight-complex="normal"/>
    </style:style>
    <style:style style:name="P8" style:family="paragraph" style:parent-style-name="Standard">
      <style:text-properties fo:font-weight="normal" officeooo:rsid="00df1433" officeooo:paragraph-rsid="00e2c2fe" fo:background-color="transparent" style:font-weight-asian="normal" style:font-weight-complex="normal"/>
    </style:style>
    <style:style style:name="P9" style:family="paragraph" style:parent-style-name="Standard">
      <style:text-properties fo:font-weight="normal" officeooo:rsid="00df1433" officeooo:paragraph-rsid="0147e056" fo:background-color="transparent" style:font-weight-asian="normal" style:font-weight-complex="normal"/>
    </style:style>
    <style:style style:name="P10" style:family="paragraph" style:parent-style-name="Standard">
      <style:text-properties fo:font-weight="normal" officeooo:rsid="00c47cf6" officeooo:paragraph-rsid="0178ae97" fo:background-color="transparent" style:font-weight-asian="normal" style:font-weight-complex="normal"/>
    </style:style>
    <style:style style:name="P11" style:family="paragraph" style:parent-style-name="Standard">
      <style:text-properties fo:font-weight="normal" officeooo:rsid="00c47cf6" officeooo:paragraph-rsid="00e0dc64" fo:background-color="transparent" style:font-weight-asian="normal" style:font-weight-complex="normal"/>
    </style:style>
    <style:style style:name="P12" style:family="paragraph" style:parent-style-name="Standard">
      <style:text-properties fo:font-weight="normal" officeooo:rsid="00c47cf6" officeooo:paragraph-rsid="00e2c2fe" fo:background-color="transparent" style:font-weight-asian="normal" style:font-weight-complex="normal"/>
    </style:style>
    <style:style style:name="P13" style:family="paragraph" style:parent-style-name="Standard">
      <style:text-properties fo:font-weight="normal" officeooo:rsid="00eb5c35" officeooo:paragraph-rsid="00f838a0" fo:background-color="transparent" style:font-weight-asian="normal" style:font-weight-complex="normal"/>
    </style:style>
    <style:style style:name="P14" style:family="paragraph" style:parent-style-name="Standard">
      <style:text-properties fo:font-weight="normal" officeooo:rsid="00e2c2fe" officeooo:paragraph-rsid="00e2c2fe" fo:background-color="transparent" style:font-weight-asian="normal" style:font-weight-complex="normal"/>
    </style:style>
    <style:style style:name="P15" style:family="paragraph" style:parent-style-name="Standard">
      <style:text-properties fo:font-weight="normal" officeooo:rsid="00fb545e" officeooo:paragraph-rsid="00fb545e" fo:background-color="transparent" style:font-weight-asian="normal" style:font-weight-complex="normal"/>
    </style:style>
    <style:style style:name="P16" style:family="paragraph" style:parent-style-name="Standard">
      <style:text-properties fo:font-weight="normal" officeooo:rsid="0127e922" officeooo:paragraph-rsid="0127e922" fo:background-color="transparent" style:font-weight-asian="normal" style:font-weight-complex="normal"/>
    </style:style>
    <style:style style:name="P17" style:family="paragraph" style:parent-style-name="Standard">
      <style:text-properties fo:font-weight="normal" officeooo:paragraph-rsid="018e49fe" fo:background-color="transparent" style:font-weight-asian="normal" style:font-weight-complex="normal"/>
    </style:style>
    <style:style style:name="P18" style:family="paragraph" style:parent-style-name="Standard">
      <style:text-properties fo:font-weight="normal" officeooo:paragraph-rsid="01926302" fo:background-color="transparent" style:font-weight-asian="normal" style:font-weight-complex="normal"/>
    </style:style>
    <style:style style:name="P19" style:family="paragraph" style:parent-style-name="Standard">
      <style:text-properties fo:font-weight="normal" officeooo:rsid="0099be8a" officeooo:paragraph-rsid="01b95fbb" fo:background-color="transparent" style:font-weight-asian="normal" style:font-weight-complex="normal"/>
    </style:style>
    <style:style style:name="P20" style:family="paragraph" style:parent-style-name="Standard">
      <style:text-properties fo:font-weight="normal" officeooo:rsid="01a598ba" officeooo:paragraph-rsid="01a922a7" fo:background-color="transparent" style:font-weight-asian="normal" style:font-weight-complex="normal"/>
    </style:style>
    <style:style style:name="P21" style:family="paragraph" style:parent-style-name="Standard">
      <style:text-properties fo:font-weight="normal" officeooo:rsid="01a598ba" officeooo:paragraph-rsid="01acd95b" fo:background-color="transparent" style:font-weight-asian="normal" style:font-weight-complex="normal"/>
    </style:style>
    <style:style style:name="P22" style:family="paragraph" style:parent-style-name="Standard">
      <style:text-properties fo:font-weight="normal" officeooo:rsid="01b95fbb" officeooo:paragraph-rsid="021af87d" fo:background-color="transparent" style:font-weight-asian="normal" style:font-weight-complex="normal"/>
    </style:style>
    <style:style style:name="P23" style:family="paragraph" style:parent-style-name="Standard">
      <style:text-properties fo:font-weight="normal" officeooo:paragraph-rsid="0220d657" fo:background-color="transparent" style:font-weight-asian="normal" style:font-weight-complex="normal"/>
    </style:style>
    <style:style style:name="P24" style:family="paragraph" style:parent-style-name="Standard">
      <style:text-properties fo:font-weight="normal" officeooo:rsid="00eb5c35" officeooo:paragraph-rsid="01088d0f" fo:background-color="#fff200" style:font-weight-asian="normal" style:font-weight-complex="normal"/>
    </style:style>
    <style:style style:name="P25" style:family="paragraph" style:parent-style-name="Standard">
      <style:text-properties fo:font-weight="normal" officeooo:rsid="00eb5c35" officeooo:paragraph-rsid="01088d0f" fo:background-color="#72bf44" style:font-weight-asian="normal" style:font-weight-complex="normal"/>
    </style:style>
    <style:style style:name="P26" style:family="paragraph" style:parent-style-name="Standard">
      <style:text-properties fo:font-weight="normal" officeooo:rsid="00eb5c35" officeooo:paragraph-rsid="011ce11e" fo:background-color="#72bf44" style:font-weight-asian="normal" style:font-weight-complex="normal"/>
    </style:style>
    <style:style style:name="P27" style:family="paragraph" style:parent-style-name="Standard">
      <style:text-properties fo:font-weight="normal" officeooo:rsid="00df1433" officeooo:paragraph-rsid="017ff0fb" fo:background-color="#72bf44" style:font-weight-asian="normal" style:font-weight-complex="normal"/>
    </style:style>
    <style:style style:name="P28" style:family="paragraph" style:parent-style-name="Standard">
      <style:text-properties fo:font-weight="normal" officeooo:rsid="0119abc1" officeooo:paragraph-rsid="01775f5f" fo:background-color="#72bf44" style:font-weight-asian="normal" style:font-weight-complex="normal"/>
    </style:style>
    <style:style style:name="P29" style:family="paragraph" style:parent-style-name="Standard">
      <style:text-properties fo:font-weight="normal" officeooo:paragraph-rsid="01b95fbb" fo:background-color="#faa61a" style:font-weight-asian="normal" style:font-weight-complex="normal"/>
    </style:style>
    <style:style style:name="P30" style:family="paragraph" style:parent-style-name="Standard">
      <style:text-properties officeooo:rsid="00e61e62" officeooo:paragraph-rsid="011ce11e" fo:background-color="#72bf44"/>
    </style:style>
    <style:style style:name="P31" style:family="paragraph" style:parent-style-name="Standard">
      <style:text-properties officeooo:paragraph-rsid="01904393" fo:background-color="#72bf44"/>
    </style:style>
    <style:style style:name="P32" style:family="paragraph" style:parent-style-name="Standard">
      <style:text-properties officeooo:rsid="01b79fdd" officeooo:paragraph-rsid="01ce2466" fo:background-color="#72bf44"/>
    </style:style>
    <style:style style:name="P33" style:family="paragraph" style:parent-style-name="Standard">
      <style:text-properties officeooo:paragraph-rsid="0128a12b"/>
    </style:style>
    <style:style style:name="P34" style:family="paragraph" style:parent-style-name="Standard">
      <style:text-properties officeooo:paragraph-rsid="01ae6d10" fo:background-color="#faa61a"/>
    </style:style>
    <style:style style:name="P35" style:family="paragraph" style:parent-style-name="Standard">
      <style:text-properties officeooo:rsid="009ec4f9" officeooo:paragraph-rsid="01e95a22" fo:background-color="#faa61a"/>
    </style:style>
    <style:style style:name="P36" style:family="paragraph" style:parent-style-name="Standard">
      <style:text-properties officeooo:paragraph-rsid="00fb545e"/>
    </style:style>
    <style:style style:name="P37" style:family="paragraph" style:parent-style-name="Standard">
      <style:text-properties officeooo:paragraph-rsid="0147e056"/>
    </style:style>
    <style:style style:name="P38" style:family="paragraph" style:parent-style-name="Standard">
      <style:text-properties officeooo:paragraph-rsid="014ed090"/>
    </style:style>
    <style:style style:name="P39" style:family="paragraph" style:parent-style-name="Standard">
      <style:text-properties officeooo:paragraph-rsid="0156abb8"/>
    </style:style>
    <style:style style:name="P40" style:family="paragraph" style:parent-style-name="Standard">
      <style:text-properties officeooo:rsid="0179c4ce" officeooo:paragraph-rsid="0179c4ce"/>
    </style:style>
    <style:style style:name="P41" style:family="paragraph" style:parent-style-name="Standard">
      <style:text-properties officeooo:paragraph-rsid="017c56f2"/>
    </style:style>
    <style:style style:name="P42" style:family="paragraph" style:parent-style-name="Standard">
      <style:text-properties officeooo:paragraph-rsid="01887ec3"/>
    </style:style>
    <style:style style:name="P43" style:family="paragraph" style:parent-style-name="Standard">
      <style:text-properties officeooo:paragraph-rsid="018a1163"/>
    </style:style>
    <style:style style:name="P44" style:family="paragraph" style:parent-style-name="Standard">
      <style:text-properties officeooo:paragraph-rsid="01b79fdd"/>
    </style:style>
    <style:style style:name="P45" style:family="paragraph" style:parent-style-name="Standard">
      <style:text-properties officeooo:paragraph-rsid="01b8703b"/>
    </style:style>
    <style:style style:name="P46" style:family="paragraph" style:parent-style-name="Standard">
      <style:text-properties officeooo:paragraph-rsid="01d526cd"/>
    </style:style>
    <style:style style:name="P47" style:family="paragraph" style:parent-style-name="Standard">
      <style:text-properties officeooo:paragraph-rsid="01de2055"/>
    </style:style>
    <style:style style:name="P48" style:family="paragraph" style:parent-style-name="Standard">
      <style:text-properties fo:background-color="transparent"/>
    </style:style>
    <style:style style:name="P49" style:family="paragraph" style:parent-style-name="Standard">
      <style:text-properties officeooo:rsid="01658d89" officeooo:paragraph-rsid="01cfb5d2" fo:background-color="transparent"/>
    </style:style>
    <style:style style:name="P50" style:family="paragraph" style:parent-style-name="Standard">
      <style:text-properties officeooo:rsid="01775f5f" fo:background-color="transparent"/>
    </style:style>
    <style:style style:name="P51" style:family="paragraph" style:parent-style-name="Standard">
      <style:text-properties officeooo:paragraph-rsid="011ce11e" fo:background-color="transparent"/>
    </style:style>
    <style:style style:name="P52" style:family="paragraph" style:parent-style-name="Standard">
      <style:text-properties officeooo:paragraph-rsid="0102893a" fo:background-color="transparent"/>
    </style:style>
    <style:style style:name="P53" style:family="paragraph" style:parent-style-name="Standard">
      <style:text-properties officeooo:paragraph-rsid="017e49a9" fo:background-color="transparent"/>
    </style:style>
    <style:style style:name="P54" style:family="paragraph" style:parent-style-name="Standard">
      <style:text-properties officeooo:paragraph-rsid="00ee6aa1" fo:background-color="transparent"/>
    </style:style>
    <style:style style:name="P55" style:family="paragraph" style:parent-style-name="Standard">
      <style:text-properties officeooo:paragraph-rsid="00eb2dd2" fo:background-color="transparent"/>
    </style:style>
    <style:style style:name="P56" style:family="paragraph" style:parent-style-name="Standard">
      <style:text-properties officeooo:paragraph-rsid="014ed090" fo:background-color="transparent"/>
    </style:style>
    <style:style style:name="P57" style:family="paragraph" style:parent-style-name="Standard">
      <style:text-properties officeooo:paragraph-rsid="01a32375" fo:background-color="transparent"/>
    </style:style>
    <style:style style:name="P58" style:family="paragraph" style:parent-style-name="Standard">
      <style:text-properties officeooo:paragraph-rsid="018cf60d" fo:background-color="transparent"/>
    </style:style>
    <style:style style:name="P59" style:family="paragraph" style:parent-style-name="Standard">
      <style:text-properties officeooo:paragraph-rsid="01904393" fo:background-color="transparent"/>
    </style:style>
    <style:style style:name="P60" style:family="paragraph" style:parent-style-name="Standard">
      <style:text-properties officeooo:paragraph-rsid="0156abb8" fo:background-color="transparent"/>
    </style:style>
    <style:style style:name="P61" style:family="paragraph" style:parent-style-name="Standard">
      <style:text-properties officeooo:paragraph-rsid="01ae6d10" fo:background-color="transparent"/>
    </style:style>
    <style:style style:name="P62" style:family="paragraph" style:parent-style-name="Standard">
      <style:text-properties officeooo:paragraph-rsid="01acd95b" fo:background-color="transparent"/>
    </style:style>
    <style:style style:name="P63" style:family="paragraph" style:parent-style-name="Standard">
      <style:text-properties officeooo:paragraph-rsid="0194524d" fo:background-color="transparent"/>
    </style:style>
    <style:style style:name="P64" style:family="paragraph" style:parent-style-name="Standard">
      <style:text-properties officeooo:paragraph-rsid="0147e056" fo:background-color="transparent"/>
    </style:style>
    <style:style style:name="P65" style:family="paragraph" style:parent-style-name="Standard">
      <style:text-properties officeooo:paragraph-rsid="01b79fdd" fo:background-color="transparent"/>
    </style:style>
    <style:style style:name="P66" style:family="paragraph" style:parent-style-name="Standard">
      <style:text-properties officeooo:paragraph-rsid="00a03fc3" fo:background-color="transparent"/>
    </style:style>
    <style:style style:name="P67" style:family="paragraph" style:parent-style-name="Standard">
      <style:text-properties officeooo:paragraph-rsid="00942aab" fo:background-color="transparent"/>
    </style:style>
    <style:style style:name="P68" style:family="paragraph" style:parent-style-name="Standard">
      <style:text-properties officeooo:paragraph-rsid="0128a12b" fo:background-color="transparent"/>
    </style:style>
    <style:style style:name="P69" style:family="paragraph" style:parent-style-name="Standard">
      <style:text-properties officeooo:paragraph-rsid="01fbfbd2" fo:background-color="transparent"/>
    </style:style>
    <style:style style:name="P70" style:family="paragraph" style:parent-style-name="Standard">
      <style:text-properties officeooo:paragraph-rsid="01d3b9fd" fo:background-color="transparent"/>
    </style:style>
    <style:style style:name="P71" style:family="paragraph" style:parent-style-name="Standard">
      <style:text-properties officeooo:rsid="00e61e62" officeooo:paragraph-rsid="011ce11e" fo:background-color="transparent"/>
    </style:style>
    <style:style style:name="P72" style:family="paragraph" style:parent-style-name="Standard">
      <style:text-properties officeooo:rsid="00df1433" officeooo:paragraph-rsid="011ce11e" fo:background-color="transparent"/>
    </style:style>
    <style:style style:name="P73" style:family="paragraph" style:parent-style-name="Standard">
      <style:text-properties officeooo:rsid="00c47cf6" fo:background-color="transparent"/>
    </style:style>
    <style:style style:name="P74" style:family="paragraph" style:parent-style-name="Standard">
      <style:text-properties officeooo:rsid="00c47cf6" officeooo:paragraph-rsid="017c56f2" fo:background-color="transparent"/>
    </style:style>
    <style:style style:name="P75" style:family="paragraph" style:parent-style-name="Standard">
      <style:text-properties officeooo:rsid="017e49a9" officeooo:paragraph-rsid="017e49a9" fo:background-color="transparent"/>
    </style:style>
    <style:style style:name="P76" style:family="paragraph" style:parent-style-name="Standard">
      <style:text-properties officeooo:rsid="011ce11e" officeooo:paragraph-rsid="0102893a" fo:background-color="transparent"/>
    </style:style>
    <style:style style:name="P77" style:family="paragraph" style:parent-style-name="Standard">
      <style:text-properties officeooo:rsid="0147e056" officeooo:paragraph-rsid="0147e056" fo:background-color="transparent"/>
    </style:style>
    <style:style style:name="P78" style:family="paragraph" style:parent-style-name="Standard">
      <style:text-properties officeooo:rsid="0194524d" officeooo:paragraph-rsid="0194524d" fo:background-color="transparent"/>
    </style:style>
    <style:style style:name="P79" style:family="paragraph" style:parent-style-name="Standard">
      <style:text-properties officeooo:rsid="009c41af" officeooo:paragraph-rsid="01b8703b" fo:background-color="transparent"/>
    </style:style>
    <style:style style:name="P80" style:family="paragraph" style:parent-style-name="Standard">
      <style:text-properties officeooo:rsid="0090f9d7" fo:background-color="transparent"/>
    </style:style>
    <style:style style:name="P81" style:family="paragraph" style:parent-style-name="Standard">
      <style:text-properties officeooo:rsid="0090f9d7" officeooo:paragraph-rsid="01e0dcde" fo:background-color="transparent"/>
    </style:style>
    <style:style style:name="P82" style:family="paragraph" style:parent-style-name="Standard">
      <style:text-properties officeooo:rsid="00aeab4c" officeooo:paragraph-rsid="01d526cd" fo:background-color="transparent"/>
    </style:style>
    <style:style style:name="P83" style:family="paragraph" style:parent-style-name="Standard">
      <style:text-properties officeooo:rsid="009ec4f9" officeooo:paragraph-rsid="01e95a22" fo:background-color="transparent"/>
    </style:style>
    <style:style style:name="P84" style:family="paragraph" style:parent-style-name="Standard">
      <style:text-properties officeooo:rsid="009ec4f9" officeooo:paragraph-rsid="01efa4ca" fo:background-color="transparent"/>
    </style:style>
    <style:style style:name="P85" style:family="paragraph" style:parent-style-name="Standard">
      <style:text-properties officeooo:rsid="009c511e" officeooo:paragraph-rsid="01eca884" fo:background-color="transparent"/>
    </style:style>
    <style:style style:name="P86" style:family="paragraph" style:parent-style-name="Standard">
      <style:text-properties officeooo:paragraph-rsid="020f7765" fo:background-color="transparent"/>
    </style:style>
    <style:style style:name="P87" style:family="paragraph" style:parent-style-name="Standard">
      <style:text-properties officeooo:paragraph-rsid="021af87d" fo:background-color="transparent"/>
    </style:style>
    <style:style style:name="P88" style:family="paragraph" style:parent-style-name="Standard">
      <style:text-properties fo:font-weight="bold" fo:background-color="transparent" style:font-weight-asian="bold" style:font-weight-complex="bold"/>
    </style:style>
    <style:style style:name="P89" style:family="paragraph" style:parent-style-name="Standard">
      <style:text-properties fo:font-weight="bold" officeooo:rsid="00df1433" officeooo:paragraph-rsid="011ce11e" fo:background-color="transparent" style:font-weight-asian="bold" style:font-weight-complex="bold"/>
    </style:style>
    <style:style style:name="P90" style:family="paragraph" style:parent-style-name="Standard">
      <style:text-properties fo:font-weight="bold" officeooo:rsid="00df1433" officeooo:paragraph-rsid="00e0dc64" fo:background-color="transparent" style:font-weight-asian="bold" style:font-weight-complex="bold"/>
    </style:style>
    <style:style style:name="P91" style:family="paragraph" style:parent-style-name="Standard">
      <style:text-properties fo:font-weight="bold" officeooo:rsid="00df1433" officeooo:paragraph-rsid="00e2c2fe" fo:background-color="transparent" style:font-weight-asian="bold" style:font-weight-complex="bold"/>
    </style:style>
    <style:style style:name="P92" style:family="paragraph" style:parent-style-name="Standard">
      <style:text-properties fo:font-weight="bold" officeooo:rsid="00df1433" officeooo:paragraph-rsid="00ee6aa1" fo:background-color="transparent" style:font-weight-asian="bold" style:font-weight-complex="bold"/>
    </style:style>
    <style:style style:name="P93" style:family="paragraph" style:parent-style-name="Standard">
      <style:text-properties fo:font-weight="bold" officeooo:rsid="00efbcac" officeooo:paragraph-rsid="00efbcac" fo:background-color="transparent" style:font-weight-asian="bold" style:font-weight-complex="bold"/>
    </style:style>
    <style:style style:name="P94" style:family="paragraph" style:parent-style-name="Standard">
      <style:text-properties fo:font-weight="bold" officeooo:paragraph-rsid="011ce11e" fo:background-color="transparent" style:font-weight-asian="bold" style:font-weight-complex="bold"/>
    </style:style>
    <style:style style:name="P95" style:family="paragraph" style:parent-style-name="Standard">
      <style:text-properties fo:font-weight="bold" officeooo:paragraph-rsid="018cf60d" fo:background-color="transparent" style:font-weight-asian="bold" style:font-weight-complex="bold"/>
    </style:style>
    <style:style style:name="P96" style:family="paragraph" style:parent-style-name="Standard">
      <style:text-properties fo:font-weight="bold" officeooo:paragraph-rsid="0156abb8" fo:background-color="transparent" style:font-weight-asian="bold" style:font-weight-complex="bold"/>
    </style:style>
    <style:style style:name="P97" style:family="paragraph" style:parent-style-name="Standard">
      <style:text-properties fo:font-weight="bold" officeooo:rsid="012d08f1" officeooo:paragraph-rsid="012d08f1" fo:background-color="transparent" style:font-weight-asian="bold" style:font-weight-complex="bold"/>
    </style:style>
    <style:style style:name="P98" style:family="paragraph" style:parent-style-name="Standard">
      <style:text-properties style:font-name="Liberation Serif" officeooo:rsid="019305df" officeooo:paragraph-rsid="00efbcac" fo:background-color="transparent"/>
    </style:style>
    <style:style style:name="P99" style:family="paragraph" style:parent-style-name="Standard">
      <style:text-properties officeooo:paragraph-rsid="020f7765"/>
    </style:style>
    <style:style style:name="P100" style:family="paragraph" style:parent-style-name="Standard">
      <style:text-properties officeooo:paragraph-rsid="021911e4"/>
    </style:style>
    <style:style style:name="P101" style:family="paragraph" style:parent-style-name="Standard">
      <style:text-properties officeooo:rsid="00efbcac" officeooo:paragraph-rsid="021911e4"/>
    </style:style>
    <style:style style:name="P102"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1d06f4" style:text-blinking="false" fo:background-color="transparent"/>
    </style:style>
    <style:style style:name="P103" style:family="paragraph" style:parent-style-name="Text_20_body">
      <style:text-properties fo:font-weight="bold" fo:background-color="transparent" style:font-weight-asian="bold" style:font-weight-complex="bold"/>
    </style:style>
    <style:style style:name="P104" style:family="paragraph" style:parent-style-name="Text_20_body">
      <style:text-properties fo:font-weight="bold" officeooo:rsid="0194524d" officeooo:paragraph-rsid="0194524d" fo:background-color="transparent" style:font-weight-asian="bold" style:font-weight-complex="bold"/>
    </style:style>
    <style:style style:name="P105" style:family="paragraph" style:parent-style-name="Text_20_body">
      <style:text-properties officeooo:rsid="009ec4f9" officeooo:paragraph-rsid="009ec4f9" fo:background-color="transparent"/>
    </style:style>
    <style:style style:name="P106" style:family="paragraph" style:parent-style-name="Text_20_body">
      <style:text-properties officeooo:rsid="0215b964" officeooo:paragraph-rsid="0215b964" fo:background-color="transparent"/>
    </style:style>
    <style:style style:name="P107" style:family="paragraph" style:parent-style-name="Title">
      <style:text-properties officeooo:rsid="00438f27" officeooo:paragraph-rsid="0042cded" fo:background-color="transparent"/>
    </style:style>
    <style:style style:name="P108" style:family="paragraph" style:parent-style-name="Heading_20_2">
      <style:text-properties fo:background-color="transparent"/>
    </style:style>
    <style:style style:name="P109" style:family="paragraph" style:parent-style-name="Heading_20_2">
      <style:text-properties officeooo:paragraph-rsid="00cd06ee" fo:background-color="transparent"/>
    </style:style>
    <style:style style:name="P110" style:family="paragraph" style:parent-style-name="Heading_20_2">
      <style:text-properties officeooo:paragraph-rsid="00eb2dd2" fo:background-color="transparent"/>
    </style:style>
    <style:style style:name="P111" style:family="paragraph" style:parent-style-name="Heading_20_2">
      <style:text-properties officeooo:paragraph-rsid="0147e056" fo:background-color="transparent"/>
    </style:style>
    <style:style style:name="P112" style:family="paragraph" style:parent-style-name="Heading_20_1">
      <style:text-properties fo:background-color="transparent"/>
    </style:style>
    <style:style style:name="P113" style:family="paragraph" style:parent-style-name="Heading_20_1">
      <style:text-properties officeooo:rsid="00f1bd74" officeooo:paragraph-rsid="01d4e838" fo:background-color="transparent"/>
    </style:style>
    <style:style style:name="P114" style:family="paragraph" style:parent-style-name="Heading_20_1">
      <style:text-properties officeooo:rsid="008f94cf" officeooo:paragraph-rsid="01cfb5d2" fo:background-color="transparent"/>
    </style:style>
    <style:style style:name="P115" style:family="paragraph" style:parent-style-name="Heading_20_1">
      <style:text-properties officeooo:rsid="00b7335d" officeooo:paragraph-rsid="00b7335d" fo:background-color="transparent"/>
    </style:style>
    <style:style style:name="T1" style:family="text">
      <style:text-properties style:text-position="super 58%" officeooo:rsid="007dee78"/>
    </style:style>
    <style:style style:name="T2" style:family="text">
      <style:text-properties officeooo:rsid="005147a6"/>
    </style:style>
    <style:style style:name="T3" style:family="text">
      <style:text-properties officeooo:rsid="00648b1e"/>
    </style:style>
    <style:style style:name="T4" style:family="text">
      <style:text-properties officeooo:rsid="0065206c"/>
    </style:style>
    <style:style style:name="T5" style:family="text">
      <style:text-properties officeooo:rsid="007132bc"/>
    </style:style>
    <style:style style:name="T6" style:family="text">
      <style:text-properties fo:background-color="transparent" loext:char-shading-value="0"/>
    </style:style>
    <style:style style:name="T7" style:family="text">
      <style:text-properties officeooo:rsid="01de2055" fo:background-color="transparent" loext:char-shading-value="0"/>
    </style:style>
    <style:style style:name="T8" style:family="text">
      <style:text-properties officeooo:rsid="00fb545e" fo:background-color="transparent" loext:char-shading-value="0"/>
    </style:style>
    <style:style style:name="T9" style:family="text">
      <style:text-properties officeooo:rsid="017ff0fb" fo:background-color="transparent" loext:char-shading-value="0"/>
    </style:style>
    <style:style style:name="T10" style:family="text">
      <style:text-properties officeooo:rsid="00f838a0" fo:background-color="transparent" loext:char-shading-value="0"/>
    </style:style>
    <style:style style:name="T11" style:family="text">
      <style:text-properties officeooo:rsid="00f4ccf5" fo:background-color="transparent" loext:char-shading-value="0"/>
    </style:style>
    <style:style style:name="T12" style:family="text">
      <style:text-properties officeooo:rsid="0182fa50" fo:background-color="transparent" loext:char-shading-value="0"/>
    </style:style>
    <style:style style:name="T13" style:family="text">
      <style:text-properties officeooo:rsid="01856da9" fo:background-color="transparent" loext:char-shading-value="0"/>
    </style:style>
    <style:style style:name="T14" style:family="text">
      <style:text-properties officeooo:rsid="0102893a" fo:background-color="transparent" loext:char-shading-value="0"/>
    </style:style>
    <style:style style:name="T15" style:family="text">
      <style:text-properties officeooo:rsid="019b4762" fo:background-color="transparent" loext:char-shading-value="0"/>
    </style:style>
    <style:style style:name="T16" style:family="text">
      <style:text-properties officeooo:rsid="0156abb8" fo:background-color="transparent" loext:char-shading-value="0"/>
    </style:style>
    <style:style style:name="T17" style:family="text">
      <style:text-properties officeooo:rsid="01887ec3" fo:background-color="transparent" loext:char-shading-value="0"/>
    </style:style>
    <style:style style:name="T18" style:family="text">
      <style:text-properties officeooo:rsid="01103472" fo:background-color="transparent" loext:char-shading-value="0"/>
    </style:style>
    <style:style style:name="T19" style:family="text">
      <style:text-properties officeooo:rsid="01a18f8e" fo:background-color="transparent" loext:char-shading-value="0"/>
    </style:style>
    <style:style style:name="T20" style:family="text">
      <style:text-properties officeooo:rsid="01436069" fo:background-color="transparent" loext:char-shading-value="0"/>
    </style:style>
    <style:style style:name="T21" style:family="text">
      <style:text-properties officeooo:rsid="0147e056" fo:background-color="transparent" loext:char-shading-value="0"/>
    </style:style>
    <style:style style:name="T22" style:family="text">
      <style:text-properties officeooo:rsid="0127e922" fo:background-color="transparent" loext:char-shading-value="0"/>
    </style:style>
    <style:style style:name="T23" style:family="text">
      <style:text-properties officeooo:rsid="013adc0f" fo:background-color="transparent" loext:char-shading-value="0"/>
    </style:style>
    <style:style style:name="T24" style:family="text">
      <style:text-properties officeooo:rsid="01acd95b" fo:background-color="transparent" loext:char-shading-value="0"/>
    </style:style>
    <style:style style:name="T25" style:family="text">
      <style:text-properties officeooo:rsid="01904393" fo:background-color="transparent" loext:char-shading-value="0"/>
    </style:style>
    <style:style style:name="T26" style:family="text">
      <style:text-properties officeooo:rsid="00f2e9af" fo:background-color="transparent" loext:char-shading-value="0"/>
    </style:style>
    <style:style style:name="T27" style:family="text">
      <style:text-properties officeooo:rsid="00c904d7" fo:background-color="transparent" loext:char-shading-value="0"/>
    </style:style>
    <style:style style:name="T28" style:family="text">
      <style:text-properties officeooo:rsid="010633fd" fo:background-color="transparent" loext:char-shading-value="0"/>
    </style:style>
    <style:style style:name="T29" style:family="text">
      <style:text-properties officeooo:rsid="01064e7e" fo:background-color="transparent" loext:char-shading-value="0"/>
    </style:style>
    <style:style style:name="T30" style:family="text">
      <style:text-properties officeooo:rsid="0194524d" fo:background-color="transparent" loext:char-shading-value="0"/>
    </style:style>
    <style:style style:name="T31" style:family="text">
      <style:text-properties officeooo:rsid="01b79fdd" fo:background-color="transparent" loext:char-shading-value="0"/>
    </style:style>
    <style:style style:name="T32" style:family="text">
      <style:text-properties officeooo:rsid="00a25ef6" fo:background-color="transparent" loext:char-shading-value="0"/>
    </style:style>
    <style:style style:name="T33" style:family="text">
      <style:text-properties officeooo:rsid="0149235f" fo:background-color="transparent" loext:char-shading-value="0"/>
    </style:style>
    <style:style style:name="T34" style:family="text">
      <style:text-properties officeooo:rsid="01b8703b" fo:background-color="transparent" loext:char-shading-value="0"/>
    </style:style>
    <style:style style:name="T35" style:family="text">
      <style:text-properties officeooo:rsid="014ab67f" fo:background-color="transparent" loext:char-shading-value="0"/>
    </style:style>
    <style:style style:name="T36" style:family="text">
      <style:text-properties officeooo:rsid="00bfa340" fo:background-color="transparent" loext:char-shading-value="0"/>
    </style:style>
    <style:style style:name="T37" style:family="text">
      <style:text-properties officeooo:rsid="01ce2466" fo:background-color="transparent" loext:char-shading-value="0"/>
    </style:style>
    <style:style style:name="T38" style:family="text">
      <style:text-properties officeooo:rsid="01cad590" fo:background-color="transparent" loext:char-shading-value="0"/>
    </style:style>
    <style:style style:name="T39" style:family="text">
      <style:text-properties officeooo:rsid="01cca96d" fo:background-color="transparent" loext:char-shading-value="0"/>
    </style:style>
    <style:style style:name="T40" style:family="text">
      <style:text-properties officeooo:rsid="00aeab4c" fo:background-color="transparent" loext:char-shading-value="0"/>
    </style:style>
    <style:style style:name="T41" style:family="text">
      <style:text-properties officeooo:rsid="01d526cd" fo:background-color="transparent" loext:char-shading-value="0"/>
    </style:style>
    <style:style style:name="T42" style:family="text">
      <style:text-properties officeooo:rsid="00cabb71" fo:background-color="transparent" loext:char-shading-value="0"/>
    </style:style>
    <style:style style:name="T43" style:family="text">
      <style:text-properties officeooo:rsid="01e0d6a8" fo:background-color="transparent" loext:char-shading-value="0"/>
    </style:style>
    <style:style style:name="T44" style:family="text">
      <style:text-properties officeooo:rsid="02064542" fo:background-color="transparent" loext:char-shading-value="0"/>
    </style:style>
    <style:style style:name="T45" style:family="text">
      <style:text-properties officeooo:rsid="01775f5f" fo:background-color="transparent" loext:char-shading-value="0"/>
    </style:style>
    <style:style style:name="T46" style:family="text">
      <style:text-properties officeooo:rsid="010f7299" fo:background-color="transparent" loext:char-shading-value="0"/>
    </style:style>
    <style:style style:name="T47" style:family="text">
      <style:text-properties officeooo:rsid="00f9d744" fo:background-color="transparent" loext:char-shading-value="0"/>
    </style:style>
    <style:style style:name="T48" style:family="text">
      <style:text-properties officeooo:rsid="011b8123" fo:background-color="transparent" loext:char-shading-value="0"/>
    </style:style>
    <style:style style:name="T49" style:family="text">
      <style:text-properties officeooo:rsid="011c16d3" fo:background-color="transparent" loext:char-shading-value="0"/>
    </style:style>
    <style:style style:name="T50" style:family="text">
      <style:text-properties officeooo:rsid="00cf9184" fo:background-color="transparent" loext:char-shading-value="0"/>
    </style:style>
    <style:style style:name="T51" style:family="text">
      <style:text-properties officeooo:rsid="00d8d17d" fo:background-color="transparent" loext:char-shading-value="0"/>
    </style:style>
    <style:style style:name="T52" style:family="text">
      <style:text-properties officeooo:rsid="00c47cf6" fo:background-color="transparent" loext:char-shading-value="0"/>
    </style:style>
    <style:style style:name="T53" style:family="text">
      <style:text-properties officeooo:rsid="0168f9dd" fo:background-color="transparent" loext:char-shading-value="0"/>
    </style:style>
    <style:style style:name="T54" style:family="text">
      <style:text-properties officeooo:rsid="00fd58ba" fo:background-color="transparent" loext:char-shading-value="0"/>
    </style:style>
    <style:style style:name="T55" style:family="text">
      <style:text-properties officeooo:rsid="00d75016" fo:background-color="transparent" loext:char-shading-value="0"/>
    </style:style>
    <style:style style:name="T56" style:family="text">
      <style:text-properties officeooo:rsid="010710e1" fo:background-color="transparent" loext:char-shading-value="0"/>
    </style:style>
    <style:style style:name="T57" style:family="text">
      <style:text-properties officeooo:rsid="0209ce0e" fo:background-color="transparent" loext:char-shading-value="0"/>
    </style:style>
    <style:style style:name="T58" style:family="text">
      <style:text-properties officeooo:rsid="020c3215" fo:background-color="transparent" loext:char-shading-value="0"/>
    </style:style>
    <style:style style:name="T59" style:family="text">
      <style:text-properties officeooo:rsid="0217c0c0" fo:background-color="transparent" loext:char-shading-value="0"/>
    </style:style>
    <style:style style:name="T60" style:family="text">
      <style:text-properties officeooo:rsid="021d6bff" fo:background-color="transparent" loext:char-shading-value="0"/>
    </style:style>
    <style:style style:name="T61" style:family="text">
      <style:text-properties officeooo:rsid="021f1d69" fo:background-color="transparent" loext:char-shading-value="0"/>
    </style:style>
    <style:style style:name="T62" style:family="text">
      <style:text-properties officeooo:rsid="00aeab4c"/>
    </style:style>
    <style:style style:name="T63" style:family="text">
      <style:text-properties fo:background-color="#ffffff" loext:char-shading-value="0"/>
    </style:style>
    <style:style style:name="T64" style:family="text">
      <style:text-properties officeooo:rsid="010633fd" fo:background-color="#ffffff" loext:char-shading-value="0"/>
    </style:style>
    <style:style style:name="T65" style:family="text">
      <style:text-properties officeooo:rsid="015ba916" fo:background-color="#ffffff" loext:char-shading-value="0"/>
    </style:style>
    <style:style style:name="T66" style:family="text">
      <style:text-properties officeooo:rsid="0175b23f" fo:background-color="#ffffff" loext:char-shading-value="0"/>
    </style:style>
    <style:style style:name="T67" style:family="text">
      <style:text-properties officeooo:rsid="01b95fbb" fo:background-color="#ffffff" loext:char-shading-value="0"/>
    </style:style>
    <style:style style:name="T68" style:family="text">
      <style:text-properties officeooo:rsid="01618933" fo:background-color="#ffffff" loext:char-shading-value="0"/>
    </style:style>
    <style:style style:name="T69" style:family="text">
      <style:text-properties officeooo:rsid="00f838a0" fo:background-color="#ffffff" loext:char-shading-value="0"/>
    </style:style>
    <style:style style:name="T70" style:family="text">
      <style:text-properties officeooo:rsid="016f5f71" fo:background-color="#ffffff" loext:char-shading-value="0"/>
    </style:style>
    <style:style style:name="T71" style:family="text">
      <style:text-properties officeooo:rsid="01a598ba" fo:background-color="#ffffff" loext:char-shading-value="0"/>
    </style:style>
    <style:style style:name="T72" style:family="text">
      <style:text-properties officeooo:rsid="0217c0c0" fo:background-color="#ffffff" loext:char-shading-value="0"/>
    </style:style>
    <style:style style:name="T73" style:family="text">
      <style:text-properties officeooo:rsid="021af87d" fo:background-color="#ffffff" loext:char-shading-value="0"/>
    </style:style>
    <style:style style:name="T74" style:family="text">
      <style:text-properties officeooo:rsid="00ce744f"/>
    </style:style>
    <style:style style:name="T75" style:family="text">
      <style:text-properties officeooo:rsid="00cf9184"/>
    </style:style>
    <style:style style:name="T76" style:family="text">
      <style:text-properties fo:font-weight="normal" officeooo:rsid="017ff0fb" style:font-weight-asian="normal" style:font-weight-complex="normal"/>
    </style:style>
    <style:style style:name="T77" style:family="text">
      <style:text-properties fo:font-weight="normal" officeooo:rsid="00d37aa3" style:font-weight-asian="normal" style:font-weight-complex="normal"/>
    </style:style>
    <style:style style:name="T78" style:family="text">
      <style:text-properties fo:font-weight="normal" officeooo:rsid="00cf9184" style:font-weight-asian="normal" style:font-weight-complex="normal"/>
    </style:style>
    <style:style style:name="T79" style:family="text">
      <style:text-properties fo:font-weight="normal" officeooo:rsid="011ce11e" style:font-weight-asian="normal" style:font-weight-complex="normal"/>
    </style:style>
    <style:style style:name="T80" style:family="text">
      <style:text-properties fo:font-weight="normal" officeooo:rsid="01849e9b" style:font-weight-asian="normal" style:font-weight-complex="normal"/>
    </style:style>
    <style:style style:name="T81" style:family="text">
      <style:text-properties fo:font-weight="normal" officeooo:rsid="00fb545e" style:font-weight-asian="normal" style:font-weight-complex="normal"/>
    </style:style>
    <style:style style:name="T82" style:family="text">
      <style:text-properties fo:font-weight="normal" officeooo:rsid="015546ed" style:font-weight-asian="normal" style:font-weight-complex="normal"/>
    </style:style>
    <style:style style:name="T83" style:family="text">
      <style:text-properties fo:font-weight="normal" officeooo:rsid="0187ccba" style:font-weight-asian="normal" style:font-weight-complex="normal"/>
    </style:style>
    <style:style style:name="T84" style:family="text">
      <style:text-properties fo:font-weight="normal" officeooo:rsid="019ab948" style:font-weight-asian="normal" style:font-weight-complex="normal"/>
    </style:style>
    <style:style style:name="T85" style:family="text">
      <style:text-properties fo:font-weight="normal" officeooo:rsid="019b4762" style:font-weight-asian="normal" style:font-weight-complex="normal"/>
    </style:style>
    <style:style style:name="T86" style:family="text">
      <style:text-properties fo:font-weight="normal" officeooo:rsid="01ae6d10" style:font-weight-asian="normal" style:font-weight-complex="normal"/>
    </style:style>
    <style:style style:name="T87" style:family="text">
      <style:text-properties fo:font-weight="normal" officeooo:rsid="01b95fbb" style:font-weight-asian="normal" style:font-weight-complex="normal"/>
    </style:style>
    <style:style style:name="T88" style:family="text">
      <style:text-properties fo:font-weight="normal" officeooo:rsid="01a598ba" style:font-weight-asian="normal" style:font-weight-complex="normal"/>
    </style:style>
    <style:style style:name="T89" style:family="text">
      <style:text-properties fo:font-weight="normal" officeooo:rsid="01acd95b" style:font-weight-asian="normal" style:font-weight-complex="normal"/>
    </style:style>
    <style:style style:name="T90" style:family="text">
      <style:text-properties fo:font-weight="normal" officeooo:rsid="010362a6" style:font-weight-asian="normal" style:font-weight-complex="normal"/>
    </style:style>
    <style:style style:name="T91" style:family="text">
      <style:text-properties fo:font-weight="normal" officeooo:rsid="0127e922" style:font-weight-asian="normal" style:font-weight-complex="normal"/>
    </style:style>
    <style:style style:name="T92" style:family="text">
      <style:text-properties fo:font-weight="normal" officeooo:rsid="01a18f8e" style:font-weight-asian="normal" style:font-weight-complex="normal"/>
    </style:style>
    <style:style style:name="T93" style:family="text">
      <style:text-properties fo:font-weight="normal" officeooo:rsid="021af87d" style:font-weight-asian="normal" style:font-weight-complex="normal"/>
    </style:style>
    <style:style style:name="T94" style:family="text">
      <style:text-properties fo:font-weight="normal" fo:background-color="transparent" loext:char-shading-value="0" style:font-weight-asian="normal" style:font-weight-complex="normal"/>
    </style:style>
    <style:style style:name="T95" style:family="text">
      <style:text-properties fo:font-weight="normal" officeooo:rsid="01849e9b" fo:background-color="transparent" loext:char-shading-value="0" style:font-weight-asian="normal" style:font-weight-complex="normal"/>
    </style:style>
    <style:style style:name="T96" style:family="text">
      <style:text-properties fo:font-weight="normal" officeooo:rsid="00fb545e" fo:background-color="transparent" loext:char-shading-value="0" style:font-weight-asian="normal" style:font-weight-complex="normal"/>
    </style:style>
    <style:style style:name="T97" style:family="text">
      <style:text-properties fo:font-weight="normal" officeooo:rsid="01b95fbb" fo:background-color="transparent" loext:char-shading-value="0" style:font-weight-asian="normal" style:font-weight-complex="normal"/>
    </style:style>
    <style:style style:name="T98" style:family="text">
      <style:text-properties fo:font-weight="normal" officeooo:rsid="015546ed" fo:background-color="transparent" loext:char-shading-value="0" style:font-weight-asian="normal" style:font-weight-complex="normal"/>
    </style:style>
    <style:style style:name="T99" style:family="text">
      <style:text-properties fo:font-weight="normal" officeooo:rsid="0187ccba" fo:background-color="transparent" loext:char-shading-value="0" style:font-weight-asian="normal" style:font-weight-complex="normal"/>
    </style:style>
    <style:style style:name="T100" style:family="text">
      <style:text-properties fo:font-weight="normal" officeooo:rsid="019ab948" fo:background-color="transparent" loext:char-shading-value="0" style:font-weight-asian="normal" style:font-weight-complex="normal"/>
    </style:style>
    <style:style style:name="T101" style:family="text">
      <style:text-properties fo:font-weight="normal" officeooo:rsid="01ae6d10" fo:background-color="transparent" loext:char-shading-value="0" style:font-weight-asian="normal" style:font-weight-complex="normal"/>
    </style:style>
    <style:style style:name="T102" style:family="text">
      <style:text-properties fo:font-weight="normal" officeooo:rsid="0155b061" fo:background-color="transparent" loext:char-shading-value="0" style:font-weight-asian="normal" style:font-weight-complex="normal"/>
    </style:style>
    <style:style style:name="T103" style:family="text">
      <style:text-properties fo:font-weight="normal" officeooo:rsid="01887ec3" fo:background-color="transparent" loext:char-shading-value="0" style:font-weight-asian="normal" style:font-weight-complex="normal"/>
    </style:style>
    <style:style style:name="T104" style:family="text">
      <style:text-properties fo:font-weight="normal" officeooo:rsid="0127e922" fo:background-color="transparent" loext:char-shading-value="0" style:font-weight-asian="normal" style:font-weight-complex="normal"/>
    </style:style>
    <style:style style:name="T105" style:family="text">
      <style:text-properties fo:font-weight="normal" officeooo:rsid="01436069" fo:background-color="transparent" loext:char-shading-value="0" style:font-weight-asian="normal" style:font-weight-complex="normal"/>
    </style:style>
    <style:style style:name="T106" style:family="text">
      <style:text-properties fo:font-weight="normal" officeooo:rsid="009c41af" fo:background-color="transparent" loext:char-shading-value="0" style:font-weight-asian="normal" style:font-weight-complex="normal"/>
    </style:style>
    <style:style style:name="T107" style:family="text">
      <style:text-properties fo:font-weight="normal" officeooo:rsid="0149235f" fo:background-color="transparent" loext:char-shading-value="0" style:font-weight-asian="normal" style:font-weight-complex="normal"/>
    </style:style>
    <style:style style:name="T108" style:family="text">
      <style:text-properties fo:font-weight="normal" officeooo:rsid="0148c24f" fo:background-color="transparent" loext:char-shading-value="0" style:font-weight-asian="normal" style:font-weight-complex="normal"/>
    </style:style>
    <style:style style:name="T109" style:family="text">
      <style:text-properties fo:font-weight="normal" officeooo:rsid="0147e056" fo:background-color="transparent" loext:char-shading-value="0" style:font-weight-asian="normal" style:font-weight-complex="normal"/>
    </style:style>
    <style:style style:name="T110" style:family="text">
      <style:text-properties fo:font-weight="normal" officeooo:rsid="00a88c69" fo:background-color="transparent" loext:char-shading-value="0" style:font-weight-asian="normal" style:font-weight-complex="normal"/>
    </style:style>
    <style:style style:name="T111" style:family="text">
      <style:text-properties fo:font-weight="normal" officeooo:rsid="01b8703b" fo:background-color="transparent" loext:char-shading-value="0" style:font-weight-asian="normal" style:font-weight-complex="normal"/>
    </style:style>
    <style:style style:name="T112" style:family="text">
      <style:text-properties fo:font-weight="normal" officeooo:rsid="012d08f1" fo:background-color="transparent" loext:char-shading-value="0" style:font-weight-asian="normal" style:font-weight-complex="normal"/>
    </style:style>
    <style:style style:name="T113" style:family="text">
      <style:text-properties fo:font-weight="normal" officeooo:rsid="01ce2466" fo:background-color="transparent" loext:char-shading-value="0" style:font-weight-asian="normal" style:font-weight-complex="normal"/>
    </style:style>
    <style:style style:name="T114" style:family="text">
      <style:text-properties fo:font-weight="normal" officeooo:rsid="0168f9dd" fo:background-color="transparent" loext:char-shading-value="0" style:font-weight-asian="normal" style:font-weight-complex="normal"/>
    </style:style>
    <style:style style:name="T115" style:family="text">
      <style:text-properties fo:font-weight="normal" officeooo:rsid="0217c0c0" fo:background-color="transparent" loext:char-shading-value="0" style:font-weight-asian="normal" style:font-weight-complex="normal"/>
    </style:style>
    <style:style style:name="T116" style:family="text">
      <style:text-properties officeooo:rsid="00e2c2fe"/>
    </style:style>
    <style:style style:name="T117" style:family="text">
      <style:text-properties fo:font-weight="bold" style:font-weight-asian="bold" style:font-weight-complex="bold"/>
    </style:style>
    <style:style style:name="T118" style:family="text">
      <style:text-properties fo:font-weight="bold" officeooo:rsid="00df1433" style:font-weight-asian="bold" style:font-weight-complex="bold"/>
    </style:style>
    <style:style style:name="T119" style:family="text">
      <style:text-properties fo:font-weight="bold" officeooo:rsid="00ee6aa1" style:font-weight-asian="bold" style:font-weight-complex="bold"/>
    </style:style>
    <style:style style:name="T120" style:family="text">
      <style:text-properties fo:font-weight="bold" officeooo:rsid="00efbcac" style:font-weight-asian="bold" style:font-weight-complex="bold"/>
    </style:style>
    <style:style style:name="T121" style:family="text">
      <style:text-properties style:font-name="Liberation Serif" fo:font-weight="normal" fo:background-color="transparent" loext:char-shading-value="0" style:font-weight-asian="normal" style:font-weight-complex="normal"/>
    </style:style>
    <style:style style:name="T122" style:family="text">
      <style:text-properties style:font-name="Liberation Serif" fo:font-weight="normal" officeooo:rsid="01887ec3" fo:background-color="transparent" loext:char-shading-value="0" style:font-weight-asian="normal" style:font-weight-complex="normal"/>
    </style:style>
    <style:style style:name="T123" style:family="text">
      <style:text-properties style:font-name="Liberation Serif" fo:font-weight="normal" officeooo:rsid="012f5340" fo:background-color="transparent" loext:char-shading-value="0" style:font-weight-asian="normal" style:font-weight-complex="normal"/>
    </style:style>
    <style:style style:name="T124" style:family="text">
      <style:text-properties style:font-name="Liberation Serif" fo:font-weight="normal" officeooo:rsid="00514128" fo:background-color="transparent" loext:char-shading-value="0" style:font-weight-asian="normal" style:font-weight-complex="normal"/>
    </style:style>
    <style:style style:name="T125" style:family="text">
      <style:text-properties style:font-name="Liberation Serif" fo:font-weight="normal" officeooo:rsid="019305df" fo:background-color="transparent" loext:char-shading-value="0" style:font-weight-asian="normal" style:font-weight-complex="normal"/>
    </style:style>
    <style:style style:name="T126" style:family="text">
      <style:text-properties style:font-name="Liberation Serif" fo:font-weight="normal" officeooo:rsid="019eb64d" fo:background-color="transparent" loext:char-shading-value="0" style:font-weight-asian="normal" style:font-weight-complex="normal"/>
    </style:style>
    <style:style style:name="T127" style:family="text">
      <style:text-properties style:font-name="Liberation Serif" fo:font-weight="normal" officeooo:rsid="013adc0f" fo:background-color="transparent" loext:char-shading-value="0" style:font-weight-asian="normal" style:font-weight-complex="normal"/>
    </style:style>
    <style:style style:name="T128" style:family="text">
      <style:text-properties style:font-name="Liberation Serif" fo:font-weight="normal" officeooo:rsid="0209e6c3" fo:background-color="transparent" loext:char-shading-value="0" style:font-weight-asian="normal" style:font-weight-complex="normal"/>
    </style:style>
    <style:style style:name="T129" style:family="text">
      <style:text-properties style:font-name="Liberation Serif" fo:font-weight="normal" officeooo:rsid="02142175" fo:background-color="transparent" loext:char-shading-value="0" style:font-weight-asian="normal" style:font-weight-complex="normal"/>
    </style:style>
    <style:style style:name="T130" style:family="text">
      <style:text-properties style:font-name="Liberation Serif" fo:font-style="normal" fo:font-weight="normal" officeooo:rsid="01c21187" fo:background-color="transparent" loext:char-shading-value="0" style:font-style-asian="normal" style:font-weight-asian="normal" style:font-style-complex="normal" style:font-weight-complex="normal"/>
    </style:style>
    <style:style style:name="T131" style:family="text">
      <style:text-properties style:font-name="Liberation Serif" fo:font-style="normal" fo:font-weight="normal" officeooo:rsid="019305df" fo:background-color="transparent" loext:char-shading-value="0" style:font-style-asian="normal" style:font-weight-asian="normal" style:font-style-complex="normal" style:font-weight-complex="normal"/>
    </style:style>
    <style:style style:name="T132" style:family="text">
      <style:text-properties style:font-name="Liberation Serif" fo:font-style="normal" fo:font-weight="normal" officeooo:rsid="01887ec3" fo:background-color="transparent" loext:char-shading-value="0" style:font-style-asian="normal" style:font-weight-asian="normal" style:font-style-complex="normal" style:font-weight-complex="normal"/>
    </style:style>
    <style:style style:name="T133" style:family="text">
      <style:text-properties style:font-name="Liberation Serif" fo:font-style="normal" fo:font-weight="normal" officeooo:rsid="01daa72c" fo:background-color="transparent" loext:char-shading-value="0" style:font-style-asian="normal" style:font-weight-asian="normal" style:font-style-complex="normal" style:font-weight-complex="normal"/>
    </style:style>
    <style:style style:name="T134" style:family="text">
      <style:text-properties style:font-name="Liberation Serif" fo:font-style="normal" fo:font-weight="normal" officeooo:rsid="019c1410" fo:background-color="transparent" loext:char-shading-value="0" style:font-style-asian="normal" style:font-weight-asian="normal" style:font-style-complex="normal" style:font-weight-complex="normal"/>
    </style:style>
    <style:style style:name="T135" style:family="text">
      <style:text-properties style:font-name="Liberation Serif" fo:font-style="normal" fo:font-weight="normal" officeooo:rsid="014ab67f" fo:background-color="transparent" loext:char-shading-value="0" style:font-style-asian="normal" style:font-weight-asian="normal" style:font-style-complex="normal" style:font-weight-complex="normal"/>
    </style:style>
    <style:style style:name="T136" style:family="text">
      <style:text-properties style:font-name="Liberation Serif" fo:font-style="normal" fo:font-weight="normal" officeooo:rsid="01436069" fo:background-color="transparent" loext:char-shading-value="0" style:font-style-asian="normal" style:font-weight-asian="normal" style:font-style-complex="normal" style:font-weight-complex="normal"/>
    </style:style>
    <style:style style:name="T137" style:family="text">
      <style:text-properties style:font-name="Liberation Serif" fo:font-style="normal" fo:font-weight="normal" officeooo:rsid="0149235f" fo:background-color="transparent" loext:char-shading-value="0" style:font-style-asian="normal" style:font-weight-asian="normal" style:font-style-complex="normal" style:font-weight-complex="normal"/>
    </style:style>
    <style:style style:name="T138" style:family="text">
      <style:text-properties style:font-name="Liberation Serif" fo:font-style="normal" fo:font-weight="normal" officeooo:rsid="014ed090" fo:background-color="transparent" loext:char-shading-value="0" style:font-style-asian="normal" style:font-weight-asian="normal" style:font-style-complex="normal" style:font-weight-complex="normal"/>
    </style:style>
    <style:style style:name="T139" style:family="text">
      <style:text-properties style:font-name="Liberation Serif" officeooo:rsid="019305df"/>
    </style:style>
    <style:style style:name="T140" style:family="text">
      <style:text-properties style:font-name="Liberation Serif" officeooo:rsid="01887ec3"/>
    </style:style>
    <style:style style:name="T141" style:family="text">
      <style:text-properties style:font-name="Liberation Serif" officeooo:rsid="0102893a"/>
    </style:style>
    <style:style style:name="T142" style:family="text">
      <style:text-properties style:font-name="Liberation Serif" officeooo:rsid="0156abb8"/>
    </style:style>
    <style:style style:name="T143" style:family="text">
      <style:text-properties style:font-name="Liberation Serif" officeooo:rsid="00efbcac"/>
    </style:style>
    <style:style style:name="T144" style:family="text">
      <style:text-properties style:use-window-font-color="true" officeooo:rsid="01843256"/>
    </style:style>
    <style:style style:name="T145" style:family="text">
      <style:text-properties style:use-window-font-color="true" officeooo:rsid="00c47cf6"/>
    </style:style>
    <style:style style:name="T146" style:family="text">
      <style:text-properties style:use-window-font-color="true" officeooo:rsid="00e2c2fe"/>
    </style:style>
    <style:style style:name="T147" style:family="text">
      <style:text-properties style:use-window-font-color="true" officeooo:rsid="00fd58ba"/>
    </style:style>
    <style:style style:name="T148" style:family="text">
      <style:text-properties officeooo:rsid="01064e7e"/>
    </style:style>
    <style:style style:name="T149" style:family="text">
      <style:text-properties officeooo:rsid="00a03fc3"/>
    </style:style>
    <style:style style:name="T150" style:family="text">
      <style:text-properties officeooo:rsid="010bfe35"/>
    </style:style>
    <style:style style:name="T151" style:family="text">
      <style:text-properties officeooo:rsid="00c47cf6"/>
    </style:style>
    <style:style style:name="T152" style:family="text">
      <style:text-properties officeooo:rsid="00d8d17d"/>
    </style:style>
    <style:style style:name="T153" style:family="text">
      <style:text-properties officeooo:rsid="015ba916"/>
    </style:style>
    <style:style style:name="T154" style:family="text">
      <style:text-properties officeooo:rsid="0175b23f"/>
    </style:style>
    <style:style style:name="T155" style:family="text">
      <style:text-properties officeooo:rsid="017e49a9"/>
    </style:style>
    <style:style style:name="T156" style:family="text">
      <style:text-properties officeooo:rsid="01863f5c"/>
    </style:style>
    <style:style style:name="T157" style:family="text">
      <style:text-properties officeooo:rsid="01887ec3"/>
    </style:style>
    <style:style style:name="T158" style:family="text">
      <style:text-properties officeooo:rsid="018cf60d"/>
    </style:style>
    <style:style style:name="T159" style:family="text">
      <style:text-properties officeooo:rsid="01926302"/>
    </style:style>
    <style:style style:name="T160" style:family="text">
      <style:text-properties officeooo:rsid="019b4762"/>
    </style:style>
    <style:style style:name="T161" style:family="text">
      <style:text-properties officeooo:rsid="01b8703b"/>
    </style:style>
    <style:style style:name="T162" style:family="text">
      <style:text-properties officeooo:rsid="01b95fbb"/>
    </style:style>
    <style:style style:name="T163" style:family="text">
      <style:text-properties officeooo:rsid="0194524d"/>
    </style:style>
    <style:style style:name="T164" style:family="text">
      <style:text-properties officeooo:rsid="0156abb8"/>
    </style:style>
    <style:style style:name="T165" style:family="text">
      <style:text-properties officeooo:rsid="01bd940f"/>
    </style:style>
    <style:style style:name="T166" style:family="text">
      <style:text-properties officeooo:rsid="01b79fdd"/>
    </style:style>
    <style:style style:name="T167" style:family="text">
      <style:text-properties officeooo:rsid="01c7d3db"/>
    </style:style>
    <style:style style:name="T168" style:family="text">
      <style:text-properties officeooo:rsid="01cfb5d2"/>
    </style:style>
    <style:style style:name="T169" style:family="text">
      <style:text-properties officeooo:rsid="01d4e838"/>
    </style:style>
    <style:style style:name="T170" style:family="text">
      <style:text-properties officeooo:rsid="01e95a22"/>
    </style:style>
    <style:style style:name="T171" style:family="text">
      <style:text-properties officeooo:rsid="01efa4ca"/>
    </style:style>
    <style:style style:name="T172" style:family="text">
      <style:text-properties officeooo:rsid="017ff0fb"/>
    </style:style>
    <style:style style:name="T173" style:family="text">
      <style:text-properties officeooo:rsid="00d25751"/>
    </style:style>
    <style:style style:name="T174" style:family="text">
      <style:text-properties officeooo:rsid="00d10394"/>
    </style:style>
    <style:style style:name="T175" style:family="text">
      <style:text-properties officeooo:rsid="00d37aa3"/>
    </style:style>
    <style:style style:name="T176" style:family="text">
      <style:text-properties officeooo:rsid="01f57b14"/>
    </style:style>
    <style:style style:name="T177" style:family="text">
      <style:text-properties officeooo:rsid="01fbfbd2"/>
    </style:style>
    <style:style style:name="T178" style:family="text">
      <style:text-properties officeooo:rsid="0168f9dd"/>
    </style:style>
    <style:style style:name="T179" style:family="text">
      <style:text-properties officeooo:rsid="00ff13ea"/>
    </style:style>
    <style:style style:name="T180" style:family="text">
      <style:text-properties officeooo:rsid="00f4ccf5"/>
    </style:style>
    <style:style style:name="T181" style:family="text">
      <style:text-properties officeooo:rsid="020deacb"/>
    </style:style>
    <style:style style:name="T182" style:family="text">
      <style:text-properties officeooo:rsid="0217c0c0"/>
    </style:style>
    <style:style style:name="T183" style:family="text">
      <style:text-properties officeooo:rsid="021af87d"/>
    </style:style>
    <style:style style:name="T184" style:family="text">
      <style:text-properties officeooo:rsid="021bba82"/>
    </style:style>
    <style:style style:name="T185" style:family="text">
      <style:text-properties officeooo:rsid="021f1d69"/>
    </style:style>
    <style:style style:name="T186" style:family="text">
      <style:text-properties officeooo:rsid="02213ba7"/>
    </style:style>
    <style:style style:name="T187" style:family="text">
      <style:text-properties fo:font-variant="normal" fo:text-transform="none" fo:color="#000000" style:text-line-through-style="none" style:text-line-through-type="none" style:font-name="Times New Roman" fo:font-size="12pt" fo:font-style="italic" style:text-underline-style="none" fo:font-weight="normal" officeooo:rsid="0150fcae" style:text-blinking="false" fo:background-color="#ffffff" loext:char-shading-value="0" style:font-style-asian="italic" style:font-weight-asian="bold" style:font-style-complex="italic" style:font-weight-complex="bold"/>
    </style:style>
    <style:style style:name="T188" style:family="text">
      <style:text-properties fo:font-variant="normal" fo:text-transform="none" fo:color="#000000" style:text-line-through-style="none" style:text-line-through-type="none" style:font-name="Times New Roman" fo:font-size="12pt" fo:font-style="italic" style:text-underline-style="none" fo:font-weight="normal" officeooo:rsid="0094d0dc" style:text-blinking="false" fo:background-color="#ffffff" loext:char-shading-value="0" style:font-style-asian="italic" style:font-weight-asian="bold" style:font-style-complex="italic" style:font-weight-complex="bold"/>
    </style:style>
    <style:style style:name="T189" style:family="text">
      <style:text-properties fo:font-variant="normal" fo:text-transform="none" fo:color="#000000" style:text-line-through-style="none" style:text-line-through-type="none" style:font-name="Times New Roman" fo:font-size="12pt" fo:font-style="italic" style:text-underline-style="none" fo:font-weight="normal" officeooo:rsid="0094d0dc" style:text-blinking="false" fo:background-color="#ffffff" loext:char-shading-value="0" style:font-style-asian="italic" style:font-style-complex="italic"/>
    </style:style>
    <style:style style:name="T190" style:family="text">
      <style:text-properties fo:font-variant="normal" fo:text-transform="none" fo:color="#ce181e" style:text-line-through-style="none" style:text-line-through-type="none" style:font-name="Times New Roman" fo:font-size="12pt" fo:font-style="italic" style:text-underline-style="none" fo:font-weight="bold" officeooo:rsid="0094d0dc" style:text-blinking="false" fo:background-color="#ffffff" loext:char-shading-value="0" style:font-style-asian="italic" style:font-weight-asian="bold" style:font-style-complex="italic" style:font-weight-complex="bold"/>
    </style:style>
    <style:style style:name="T191" style:family="text">
      <style:text-properties fo:font-variant="normal" fo:text-transform="none" fo:color="#ce181e" style:text-line-through-style="none" style:text-line-through-type="none" style:font-name="Times New Roman" fo:font-size="12pt" fo:font-style="italic" style:text-underline-style="none" fo:font-weight="bold" officeooo:rsid="02213ba7" style:text-blinking="false" fo:background-color="#ffffff" loext:char-shading-value="0" style:font-style-asian="italic" style:font-weight-asian="bold" style:font-style-complex="italic"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text:span text:style-name="T186">Hardware </text:span>Assembly</text:p>
      <text:p text:style-name="P102"/>
      <text:p text:style-name="Standard"><text:span text:style-name="T187">Our</text:span><text:span text:style-name="T188"> </text:span><text:span text:style-name="T187">instructions are</text:span><text:span text:style-name="T188"> intended to be used with our </text:span><text:span text:style-name="T190">YouTube videos</text:span><text:span text:style-name="T188"> that </text:span><text:span text:style-name="T187">illustrate the different steps.</text:span><text:span text:style-name="T189"> For the hardware assembly watch: </text:span><text:a xlink:type="simple" xlink:href="https://youtu.be/YVdE3CcMVT8" text:style-name="Internet_20_link" text:visited-style-name="Visited_20_Internet_20_Link"><text:span text:style-name="T117">“How to build the SensorBox – Hardware Assembly”</text:span></text:a><text:span text:style-name="T189">.</text:span></text:p>
      <text:h text:style-name="P112" text:outline-level="1">Sensors &amp; Processing Board</text:h>
      <text:p text:style-name="P49">We have broken down the assembly <text:span text:style-name="T168">of the Sensors &amp; Processing Board</text:span> into three (3) subsequent steps: <text:span text:style-name="T117">1 Prepare</text:span> (solder, ...), <text:span text:style-name="T117">2 Attach</text:span> (screw<text:span text:style-name="T154">s</text:span>, ...) and <text:span text:style-name="T117">3 Wire </text:span>(USB, Qwi<text:span text:style-name="T182">i</text:span>c, <text:span text:style-name="T154">jumper cables, </text:span>...). At each step, go through all components <text:span text:style-name="T176">before moving to the next step. </text:span>Some wiring is <text:span text:style-name="T161">done </text:span>more conveniently <text:span text:style-name="T161">during earlier</text:span> step<text:span text:style-name="T161">s</text:span>, which we <text:span text:style-name="T176">identify with the step number, like </text:span>2 Wire.</text:p>
      <text:h text:style-name="P108" text:outline-level="2">Bottom Plate</text:h>
      <text:p text:style-name="P40"><text:span text:style-name="T45">1 </text:span><text:span text:style-name="T6">Prepare: </text:span><text:bookmark-start text:name="__DdeLink__2760_3468729221"/><text:span text:style-name="T6">Stick four (4) </text:span><text:a xlink:type="simple" xlink:href="https://www.acehardware.com/departments/home-and-decor/cabinet-and-furniture-hardware/protective-furniture-pads/5044524?store=03839&amp;utm_source=google&amp;utm_medium=cpc&amp;gclid=Cj0KCQiAzZL-BRDnARIsAPCJs736T_bu1T9LMDJcg42qC-lTU1yq97_K6xtf6HKU_tHQsdzjDBZtUzIaAqQhEALw_wcB&amp;gclsrc=aw.ds" text:style-name="Internet_20_link" text:visited-style-name="Visited_20_Internet_20_Link"><text:span text:style-name="T6">self-adhesive pads</text:span></text:a><text:span text:style-name="T6"> to the underside of the bottom plate.</text:span><text:bookmark-end text:name="__DdeLink__2760_3468729221"/></text:p>
      <text:p text:style-name="P50"/>
      <text:p text:style-name="Standard"><text:span text:style-name="T45">2 Attach: </text:span><text:span text:style-name="T6">Insert </text:span><text:span text:style-name="T46">sixt</text:span><text:span text:style-name="T6">een (1</text:span><text:span text:style-name="T46">6</text:span><text:span text:style-name="T6">) </text:span><text:a xlink:type="simple" xlink:href="https://www.amazon.com/gp/product/B07VH4BKBR/ref=ppx_yo_dt_b_asin_title_o04_s00?ie=UTF8&amp;psc=1" text:style-name="Internet_20_link" text:visited-style-name="Visited_20_Internet_20_Link"><text:span text:style-name="T6">M3x4</text:span></text:a><text:a xlink:type="simple" xlink:href="https://www.amazon.com/gp/product/B07VH4BKBR/ref=ppx_yo_dt_b_asin_title_o04_s00?ie=UTF8&amp;psc=1" text:style-name="Internet_20_link" text:visited-style-name="Visited_20_Internet_20_Link"><text:span text:style-name="T47">x5</text:span></text:a><text:a xlink:type="simple" xlink:href="https://www.amazon.com/gp/product/B07VH4BKBR/ref=ppx_yo_dt_b_asin_title_o04_s00?ie=UTF8&amp;psc=1" text:style-name="Internet_20_link" text:visited-style-name="Visited_20_Internet_20_Link"><text:span text:style-name="T6"> threaded heat inserts</text:span></text:a><text:span text:style-name="T6"> with a </text:span><text:a xlink:type="simple" xlink:href="https://www.amazon.com/gp/product/B06XZ31W3M/ref=ppx_yo_dt_b_asin_title_o08_s00?ie=UTF8&amp;psc=1" text:style-name="Internet_20_link" text:visited-style-name="Visited_20_Internet_20_Link"><text:span text:style-name="T6">soldering iron</text:span></text:a><text:span text:style-name="T6"> into all the holes on both sides of the bottom plate. </text:span></text:p>
      <text:h text:style-name="P109" text:outline-level="2"><text:span text:style-name="T5">Vision</text:span> Board</text:h>
      <text:p text:style-name="P28"><text:span text:style-name="T45">2 Attach: S</text:span><text:span text:style-name="T6">lide the Vision Board </text:span><text:span text:style-name="T48">from the side </text:span><text:span text:style-name="T6">on to the </text:span><text:span text:style-name="T48">front of the </text:span><text:span text:style-name="T6">Bottom Plate. </text:span><text:span text:style-name="T49">If this is difficult, sand the grooves a little bit. Use four (4) </text:span><text:a xlink:type="simple" xlink:href="https://www.amazon.com/gp/product/B00W8YSCIS/ref=ppx_yo_dt_b_asin_title_o07_s01?ie=UTF8&amp;psc=1" text:style-name="Internet_20_link" text:visited-style-name="Visited_20_Internet_20_Link"><text:span text:style-name="T49">M3x</text:span></text:a><text:a xlink:type="simple" xlink:href="https://www.amazon.com/gp/product/B00W8YSCIS/ref=ppx_yo_dt_b_asin_title_o07_s01?ie=UTF8&amp;psc=1" text:style-name="Internet_20_link" text:visited-style-name="Visited_20_Internet_20_Link"><text:span text:style-name="T49">6</text:span></text:a><text:a xlink:type="simple" xlink:href="https://www.amazon.com/gp/product/B00W8YSCIS/ref=ppx_yo_dt_b_asin_title_o07_s01?ie=UTF8&amp;psc=1" text:style-name="Internet_20_link" text:visited-style-name="Visited_20_Internet_20_Link"><text:span text:style-name="T49"> screws</text:span></text:a><text:span text:style-name="T49"> to attach the Vision Board to the Bottom Plate. </text:span></text:p>
      <text:p text:style-name="P4"/>
      <text:p text:style-name="P94"><text:span text:style-name="T151">F</text:span>LIR Le<text:span text:style-name="T152">pt</text:span>on 3.5 <text:span text:style-name="T182">Thermal Camera with GroupGets Pure Thermal 2</text:span></text:p>
      <text:p text:style-name="P51"/>
      <text:p text:style-name="P30"><text:span text:style-name="T45">1 Prepare: </text:span><text:span text:style-name="T6">Make sure that the </text:span><text:a xlink:type="simple" xlink:href="https://store.groupgets.com/collections/frontpage/products/flir-lepton-3-5" text:style-name="Internet_20_link" text:visited-style-name="Visited_20_Internet_20_Link"><text:span text:style-name="T6">FLIR Lepton 3.5</text:span></text:a><text:span text:style-name="T6"> is pushed well into its socket on the </text:span><text:a xlink:type="simple" xlink:href="https://store.groupgets.com/products/purethermal-2" text:style-name="Internet_20_link" text:visited-style-name="Visited_20_Internet_20_Link"><text:span text:style-name="T6">GroupGets Pure Thermal 2</text:span></text:a><text:span text:style-name="T6">.</text:span></text:p>
      <text:p text:style-name="P71"/>
      <text:p text:style-name="P27"><text:span text:style-name="T45">2 Attach: </text:span><text:span text:style-name="T6">Insert four (4) </text:span><text:a xlink:type="simple" xlink:href="https://www.amazon.com/gp/product/B0784VYCYY/ref=ppx_yo_dt_b_asin_title_o06_s00?ie=UTF8&amp;psc=1" text:style-name="Internet_20_link" text:visited-style-name="Visited_20_Internet_20_Link"><text:span text:style-name="T50">M2x4</text:span></text:a><text:a xlink:type="simple" xlink:href="https://www.amazon.com/gp/product/B0784VYCYY/ref=ppx_yo_dt_b_asin_title_o06_s00?ie=UTF8&amp;psc=1" text:style-name="Internet_20_link" text:visited-style-name="Visited_20_Internet_20_Link"><text:span text:style-name="T50">x3.5</text:span></text:a><text:a xlink:type="simple" xlink:href="https://www.amazon.com/gp/product/B0784VYCYY/ref=ppx_yo_dt_b_asin_title_o06_s00?ie=UTF8&amp;psc=1" text:style-name="Internet_20_link" text:visited-style-name="Visited_20_Internet_20_Link"><text:span text:style-name="T50"> threaded heat inserts</text:span></text:a><text:span text:style-name="T6"> into the holes of the </text:span><text:span text:style-name="T51">GroupGets Pure Thermal 2</text:span><text:span text:style-name="T6"> stands on the Vision Board. </text:span><text:span text:style-name="T52">Use </text:span><text:span text:style-name="T6">four (4)</text:span><text:span text:style-name="T52"> </text:span><text:a xlink:type="simple" xlink:href="https://www.amazon.com/gp/product/B01B1OD83Y/ref=ppx_yo_dt_b_asin_title_o00_s00?ie=UTF8&amp;psc=1" text:style-name="Internet_20_link" text:visited-style-name="Visited_20_Internet_20_Link"><text:span text:style-name="T52">M2x</text:span></text:a><text:a xlink:type="simple" xlink:href="https://www.amazon.com/gp/product/B01B1OD83Y/ref=ppx_yo_dt_b_asin_title_o00_s00?ie=UTF8&amp;psc=1" text:style-name="Internet_20_link" text:visited-style-name="Visited_20_Internet_20_Link"><text:span text:style-name="T52">4</text:span></text:a><text:a xlink:type="simple" xlink:href="https://www.amazon.com/gp/product/B01B1OD83Y/ref=ppx_yo_dt_b_asin_title_o00_s00?ie=UTF8&amp;psc=1" text:style-name="Internet_20_link" text:visited-style-name="Visited_20_Internet_20_Link"><text:span text:style-name="T52"> </text:span></text:a><text:a xlink:type="simple" xlink:href="https://www.amazon.com/gp/product/B01B1OD83Y/ref=ppx_yo_dt_b_asin_title_o00_s00?ie=UTF8&amp;psc=1" text:style-name="Internet_20_link" text:visited-style-name="Visited_20_Internet_20_Link"><text:span text:style-name="T52">screws</text:span></text:a><text:span text:style-name="T52"> </text:span><text:span text:style-name="T6">to at</text:span><text:span text:style-name="T52">tach the GroupGets Pure Thermal 2 to its stands on the Vision Board. If the threaded heat inserts do not line up perfectly with the holes, use the soldering iron to adjust them.</text:span></text:p>
      <text:p text:style-name="P5"/>
      <text:p text:style-name="P6"><text:span text:style-name="T155">3 Wire: </text:span>Connect the USB cable from the GroupGets Pure Thermal 2 to a USB port on the NVIDIA Jetson Xavier NX <text:span text:style-name="T160">Development B</text:span>oard.</text:p>
      <text:p text:style-name="P10"/>
      <text:p text:style-name="P89"><text:span text:style-name="T153">MaxBotix HRLV-MaxSonar-EZ4</text:span> <text:span text:style-name="T151">U</text:span>ltrasonic Range Finder</text:p>
      <text:p text:style-name="P72"/>
      <text:p text:style-name="P26"><text:span text:style-name="T53">1 Prepare: S</text:span><text:span text:style-name="T6">older </text:span><text:a xlink:type="simple" xlink:href="https://www.sparkfun.com/products/116" text:style-name="Internet_20_link" text:visited-style-name="Visited_20_Internet_20_Link"><text:span text:style-name="T8">Break Away Headers</text:span></text:a><text:span text:style-name="T8"> to all seven (7) pins on the </text:span><text:a xlink:type="simple" xlink:href="https://www.sparkfun.com/products/11309" text:style-name="Internet_20_link" text:visited-style-name="Visited_20_Internet_20_Link"><text:span text:style-name="T8">MaxBotix HRLV-MaxSonar-EZ4 Ultrasonic Range Finder</text:span></text:a><text:span text:style-name="T8">. Solder the TTL jumper on the MaxBotix HRLV-MaxSonar-EZ4 Ultrasonic Range Finder to enable TTL on pin 5 (inversion of default provided RS232 signal). </text:span></text:p>
      <text:p text:style-name="P72"/>
      <text:p text:style-name="P7"><text:span text:style-name="T178">2 Attach: </text:span>Insert two (2) M2x4x3.5 threaded heat inserts into the holes of the <text:bookmark-start text:name="__DdeLink__2162_160445400"/><text:span text:style-name="T153">MaxBotix HRLV-MaxSonar-EZ4 Ultrasonic Range Finder</text:span><text:bookmark-end text:name="__DdeLink__2162_160445400"/> stands on the Vision Board. <text:span text:style-name="T179">Sand or file away the part of the </text:span><text:soft-page-break/><text:span text:style-name="T179">stand that interferes with the header. Use </text:span>two (2)<text:span text:style-name="T151"> M2x4 screws to attach the MaxBotix HRLV-MaxSonar-EZ4 Ultrasonic Range Finder to its stands on the Vision Board.</text:span></text:p>
      <text:p text:style-name="P7"/>
      <text:p text:style-name="P2"><text:span text:style-name="T67">3 Wire</text:span><text:span text:style-name="T63">: Connect the GND (pin 7), V+ (pin 6) and the Serial TTL TX (pin 5) of the </text:span><text:span text:style-name="T65">MaxBotix HRLV-MaxSonar-EZ4 Ultrasonic Range Finder </text:span><text:span text:style-name="T63">to the GND </text:span><text:span text:style-name="T68">(pin GND)</text:span><text:span text:style-name="T63">, V3.3 </text:span><text:span text:style-name="T68">(pin 3V3)</text:span><text:span text:style-name="T63"> and the UART RX (pin RX/D0) of t</text:span><text:span text:style-name="T69">he SparkFun RedBoard Turbo Development Board us</text:span><text:span text:style-name="T63">ing three (3) 20cm male - female </text:span><text:a xlink:type="simple" xlink:href="https://www.amazon.com/Elegoo-EL-CP-004-Multicolored-Breadboard-arduino/dp/B01EV70C78/ref=sr_1_2_sspa?dchild=1&amp;keywords=jumper+wires&amp;qid=1606970565&amp;sr=8-2-spons&amp;psc=1&amp;spLa=ZW5jcnlwdGVkUXVhbGlmaWVyPUFQWElRSDBRVVdMN0QmZW5jcnlwdGVkSWQ9QTA3OTk3NjMzUUtPSDVQVFhRWkY4JmVuY3J5cHRlZEFkSWQ9QTA1MzE4NDczTE44VUNWVTFINDhEJndpZGdldE5hbWU9c3BfYXRmJmFjdGlvbj1jbGlja1JlZGlyZWN0JmRvTm90TG9nQ2xpY2s9dHJ1ZQ==" text:style-name="Internet_20_link" text:visited-style-name="Visited_20_Internet_20_Link"><text:span text:style-name="T63">jumper wires</text:span></text:a><text:span text:style-name="T63"> (black for GND, red for V+ and green for </text:span><text:span text:style-name="T70">Serial TTL</text:span><text:span text:style-name="T63">). </text:span><text:span text:style-name="T66">The UART <text:s/>TX (pin TX/D1) is </text:span><text:span text:style-name="T72">not</text:span><text:span text:style-name="T66"> and shall not be used. </text:span></text:p>
      <text:p text:style-name="P51"/>
      <text:p text:style-name="P94">Intel RealSense D435i <text:span text:style-name="T182">RGB-D Camera</text:span></text:p>
      <text:p text:style-name="P51"/>
      <text:p text:style-name="P41"><text:span text:style-name="T114">2 Attach: </text:span><text:span text:style-name="T6">Insert four (4) </text:span><text:a xlink:type="simple" xlink:href="https://www.amazon.com/gp/product/B087NBYF65/ref=ppx_yo_dt_b_asin_title_o07_s01?ie=UTF8&amp;psc=1" text:style-name="Internet_20_link" text:visited-style-name="Visited_20_Internet_20_Link"><text:span text:style-name="T6">M3x6</text:span></text:a><text:a xlink:type="simple" xlink:href="https://www.amazon.com/gp/product/B087NBYF65/ref=ppx_yo_dt_b_asin_title_o07_s01?ie=UTF8&amp;psc=1" text:style-name="Internet_20_link" text:visited-style-name="Visited_20_Internet_20_Link"><text:span text:style-name="T54">x4.5</text:span></text:a><text:a xlink:type="simple" xlink:href="https://www.amazon.com/gp/product/B087NBYF65/ref=ppx_yo_dt_b_asin_title_o07_s01?ie=UTF8&amp;psc=1" text:style-name="Internet_20_link" text:visited-style-name="Visited_20_Internet_20_Link"><text:span text:style-name="T6"> threaded heat inserts</text:span></text:a><text:span text:style-name="T6"> into the holes of the Intel RealSense </text:span><text:span text:style-name="T55">D435i</text:span><text:span text:style-name="T6"> stands on the Vision Board. </text:span><text:span text:style-name="T52">Use two (2) </text:span><text:a xlink:type="simple" xlink:href="https://www.amazon.com/gp/product/B01C3LHQ0K/ref=ppx_yo_dt_b_asin_title_o08_s00?ie=UTF8&amp;psc=1" text:style-name="Internet_20_link" text:visited-style-name="Visited_20_Internet_20_Link"><text:span text:style-name="T52">M3x</text:span></text:a><text:a xlink:type="simple" xlink:href="https://www.amazon.com/gp/product/B01C3LHQ0K/ref=ppx_yo_dt_b_asin_title_o08_s00?ie=UTF8&amp;psc=1" text:style-name="Internet_20_link" text:visited-style-name="Visited_20_Internet_20_Link"><text:span text:style-name="T52">5</text:span></text:a><text:a xlink:type="simple" xlink:href="https://www.amazon.com/gp/product/B01C3LHQ0K/ref=ppx_yo_dt_b_asin_title_o08_s00?ie=UTF8&amp;psc=1" text:style-name="Internet_20_link" text:visited-style-name="Visited_20_Internet_20_Link"><text:span text:style-name="T52"> screws</text:span></text:a><text:span text:style-name="T52"> to attach the </text:span><text:a xlink:type="simple" xlink:href="https://www.intelrealsense.com/depth-camera-d435i/" text:style-name="Internet_20_link" text:visited-style-name="Visited_20_Internet_20_Link"><text:span text:style-name="T52">Intel RealSense D435i</text:span></text:a><text:span text:style-name="T52"> to the Intel RealSense D435i</text:span><text:span text:style-name="T6"> </text:span><text:span text:style-name="T52">support. Use four (4) M3x6 screws to attach the Intel RealSense D435i</text:span><text:span text:style-name="T6"> </text:span><text:span text:style-name="T52">support to its stands on the Vision Board.</text:span></text:p>
      <text:p text:style-name="P74"/>
      <text:p text:style-name="P75">3 Wire: Connect the USB cable from the Intel RealSense D435i to a USB port on the NVIDIA Jetson Xavier NX <text:span text:style-name="T160">Development Board</text:span>.</text:p>
      <text:p text:style-name="P88"/>
      <text:p text:style-name="P88"><text:span text:style-name="T116">Arducam</text:span> <text:span text:style-name="T75">Sony </text:span>IMX21<text:span text:style-name="T75">9 Rolling Shutter RGB Cameras</text:span></text:p>
      <text:p text:style-name="P48"/>
      <text:p text:style-name="Standard"><text:span text:style-name="T9">1 Prepare: </text:span><text:span text:style-name="T6">Change the FPC 15 pin ribbon cables from the two (2) </text:span><text:a xlink:type="simple" xlink:href="https://www.uctronics.com/arducam-8-mp-sony-visible-light-ir-fixed-focus-camera-module-for-nvidia-jetson-nano.html" text:style-name="Internet_20_link" text:visited-style-name="Visited_20_Internet_20_Link"><text:span text:style-name="T6">Arducam Sony IMX219 camera modules</text:span></text:a><text:span text:style-name="T6"> against </text:span><text:span text:style-name="T56">two (2)</text:span><text:span text:style-name="T6"> </text:span><text:a xlink:type="simple" xlink:href="https://www.amazon.com/gp/product/B089LM5D1T/ref=ppx_yo_dt_b_asin_title_o04_s00?ie=UTF8&amp;psc=1" text:style-name="Internet_20_link" text:visited-style-name="Visited_20_Internet_20_Link"><text:span text:style-name="T6">30cm long FPC 15 pin ribbon cables</text:span></text:a><text:span text:style-name="T6">. Carefully lift up the plastic tab, that holds the ribbon cable in place. Pull out the ribbon cable and push in the new ribbon cable. Press down on the plastic tab to fix the ribbon cable. Take off the lens protection film.</text:span></text:p>
      <text:p text:style-name="P48"/>
      <text:p text:style-name="P52"><text:span text:style-name="T172">2 Attach: </text:span>Insert <text:span text:style-name="T173">eight</text:span> <text:span text:style-name="T174">(8) M2x4x3.5 threaded heat inserts i</text:span>nto the holes of the two (2) <text:span text:style-name="T175">Arducam Sony IMX219</text:span> stands on the Vision Board. <text:span text:style-name="T151">Use eight (8) M2x4 screws to attach the two (2) Arducam Sony IMX219s to their stands on the Vision Board. </text:span></text:p>
      <text:p text:style-name="P76"/>
      <text:p text:style-name="P53"><text:span text:style-name="T76">3 Wire: </text:span><text:span text:style-name="T77">Connect the</text:span><text:span text:style-name="T78"> FPC 15 pin ribbon cables from the two (2) Arducam Sony IMX219 camera modules </text:span><text:span text:style-name="T76">through the holes in the Processing Board</text:span><text:span text:style-name="T78"> to the MIPI-CSI connectors on the NVID</text:span><text:span text:style-name="T79">IA Jetson Xavier NX </text:span><text:span text:style-name="T85">Development B</text:span><text:span text:style-name="T79">oard. </text:span><text:span text:style-name="T78">Carefully lift up the plastic tab, that holds the ribbon cable in place. </text:span><text:span text:style-name="T77">P</text:span><text:span text:style-name="T78">ush in the ribbon cable </text:span><text:span text:style-name="T77">(blue side outside / contacts inside).</text:span><text:span text:style-name="T78"> Press down on the plastic tab to fix the ribbon cable. </text:span></text:p>
      <text:p text:style-name="P73"/>
      <text:p text:style-name="P90"><text:span text:style-name="T150">Optional: </text:span>SparkFun <text:span text:style-name="T180">LSM9DS1 </text:span>IMU<text:span text:style-name="T182">s</text:span></text:p>
      <text:p text:style-name="P11"/>
      <text:p text:style-name="P24"><text:span text:style-name="T10">We are going to connect the two (2)</text:span><text:span text:style-name="T6"> </text:span><text:a xlink:type="simple" xlink:href="https://www.sparkfun.com/products/13944" text:style-name="Internet_20_link" text:visited-style-name="Visited_20_Internet_20_Link"><text:span text:style-name="T11">SparkFun LSM9DS1 </text:span></text:a><text:a xlink:type="simple" xlink:href="https://www.sparkfun.com/products/13944" text:style-name="Internet_20_link" text:visited-style-name="Visited_20_Internet_20_Link"><text:span text:style-name="T6">IMU</text:span></text:a><text:span text:style-name="T6">s </text:span><text:span text:style-name="T10">using two (2) SparkFun Qwicc Adapters <text:s/>to the SparkFun RedBoard Turbo Development Board. Alternatively, as the Arducam Sony IMX219 are connect to the NVIDIA Jetson Xavier NX Development Board, we can also connect the SparkFun LSM9DS1 IMU to the NVIDIA Jetson Xavier NX Development Board.</text:span></text:p>
      <text:p text:style-name="P13"/>
      <text:p text:style-name="P25"><text:span text:style-name="T12">1 Prepare: </text:span><text:span text:style-name="T6">With a soldering iron, solder </text:span><text:a xlink:type="simple" xlink:href="https://www.sparkfun.com/products/116" text:style-name="Internet_20_link" text:visited-style-name="Visited_20_Internet_20_Link"><text:span text:style-name="T8">Break Away Headers</text:span></text:a><text:span text:style-name="T8"> to the four (4) I2C pins on the two (2) SparkFun LSM9DS1 IMUs. The header should be pointing up from the board to be later connected to the SparkFun Qwiic Adapters. As we use two (2) SparkFun LSM9DS1 IMUs we need to change the I2C addresses of one of them. Take one of them and use a </text:span><text:a xlink:type="simple" xlink:href="https://www.amazon.com/Mlife-Precision-Carving-Stainless-Cutting/dp/B074P34MFB/ref=sr_1_12_sspa?dchild=1&amp;keywords=scalpel&amp;qid=1606969263&amp;sr=8-12-spons&amp;psc=1&amp;spLa=ZW5jcnlwdGVkUXVhbGlmaWVyPUEzTlk2MFFSMTUzWERQJmVuY3J5cHRlZElkPUEwNjgzMjc2MzBSTElaTzRIUVVXSyZlbmNyeXB0ZWRBZElkPUEwMDAyMDU2SEJXRFFIRFhaMUlFJndpZGdldE5hbWU9c3BfbXRmJmFjdGlvbj1jbGlja1JlZGlyZWN0JmRvTm90TG9nQ2xpY2s9dHJ1ZQ==" text:style-name="Internet_20_link" text:visited-style-name="Visited_20_Internet_20_Link"><text:span text:style-name="T8">Carving Craft Knife</text:span></text:a><text:span text:style-name="T8"> to cut the trace between </text:span><text:soft-page-break/><text:span text:style-name="T8">the center and the top pads of the MAG and ACC/GYR jumpers and use solder to short the center and bottom pads to change the address of the magnetometer to 0x1C and the accelerometer and gyroscope to 0x6A.</text:span></text:p>
      <text:p text:style-name="P14"/>
      <text:p text:style-name="P8"><text:span text:style-name="T144">2 Attach: </text:span><text:span text:style-name="T145">Insert </text:span><text:span text:style-name="T146">two (2)</text:span><text:span text:style-name="T145"> M3x6x4.5 threaded heat insert</text:span><text:span text:style-name="T146">s</text:span><text:span text:style-name="T145"> into the hole</text:span><text:span text:style-name="T146">s</text:span><text:span text:style-name="T145"> of the </text:span><text:span text:style-name="T146">two (2) </text:span><text:span text:style-name="T145">SparkFun </text:span><text:span text:style-name="T147">LSM9DS1</text:span><text:span text:style-name="T145"> IMU</text:span><text:span text:style-name="T147">s</text:span><text:span text:style-name="T145"> stand</text:span><text:span text:style-name="T146">s</text:span><text:span text:style-name="T145"> on the Vision Board. </text:span><text:span text:style-name="T151">Use two (2) M3x6 screws to attach the two (2) SparkFun LSM9DS1 IMUs to their stands on the Vision Board. Place the one with the alternative I2C addresses to the right (seen from the inside).</text:span></text:p>
      <text:p text:style-name="P12"/>
      <text:p text:style-name="P91"><text:span text:style-name="T150">Optional: </text:span>S<text:span text:style-name="T116">parkFun Qwiic Adapters</text:span></text:p>
      <text:p text:style-name="P15"/>
      <text:p text:style-name="P36"><text:span text:style-name="T95">1 Prepare: </text:span><text:span text:style-name="T96">Place the two (2) SparkFun LSM9DS1 IMUs into their locations on the Vision Board. Place the two (2) </text:span><text:a xlink:type="simple" xlink:href="https://www.sparkfun.com/products/14495" text:style-name="Internet_20_link" text:visited-style-name="Visited_20_Internet_20_Link"><text:span text:style-name="T96">SparkFun Qwiic Adapter</text:span></text:a><text:span text:style-name="T96">s on the Break Away Headers on the SparkFun LSM9DS1 IMUs. Solder the Break Away Headers to the SparkFun Qwiic Adapters.</text:span></text:p>
      <text:p text:style-name="P15"/>
      <text:p text:style-name="P34"><text:span text:style-name="T97">2</text:span><text:span text:style-name="T95"> Wire: </text:span><text:span text:style-name="T96">Connect the </text:span><text:span text:style-name="T98">two (2) SparkFun Qwiic Adapters</text:span><text:span text:style-name="T99"> to the </text:span><text:span text:style-name="T98">Qwiic </text:span><text:span text:style-name="T99">I2C daisy-chain from the SparkFun RedBoard Turbo </text:span><text:span text:style-name="T100">Development Board</text:span><text:span text:style-name="T99">. Connect the two (2) </text:span><text:span text:style-name="T98">SparkFun Qwiic Adapters </text:span><text:span text:style-name="T99">with a </text:span><text:a xlink:type="simple" xlink:href="https://www.sparkfun.com/products/15081" text:style-name="Internet_20_link" text:visited-style-name="Visited_20_Internet_20_Link"><text:span text:style-name="T101">5</text:span></text:a><text:a xlink:type="simple" xlink:href="https://www.sparkfun.com/products/15081" text:style-name="Internet_20_link" text:visited-style-name="Visited_20_Internet_20_Link"><text:span text:style-name="T102">0mm Qwiic cable</text:span></text:a><text:span text:style-name="T102"> </text:span><text:span text:style-name="T99">and the right </text:span><text:span text:style-name="T98">SparkFun Qwiic Adapter </text:span><text:span text:style-name="T99">with a </text:span><text:a xlink:type="simple" xlink:href="https://www.sparkfun.com/products/15081" text:style-name="Internet_20_link" text:visited-style-name="Visited_20_Internet_20_Link"><text:span text:style-name="T102">100mm Qwiic cable</text:span></text:a><text:span text:style-name="T98"> </text:span><text:span text:style-name="T99">to the SparkFun </text:span><text:span text:style-name="T100">TMP 102 </text:span><text:span text:style-name="T115">Temperature</text:span><text:span text:style-name="T99"> Sensor.</text:span></text:p>
      <text:h text:style-name="P108" text:outline-level="2">Battery</text:h>
      <text:p text:style-name="P100"><text:span text:style-name="T13">2 Attach: </text:span><text:span text:style-name="T6">Insert sixteen (16) M3x4</text:span><text:span text:style-name="T14">x5</text:span><text:span text:style-name="T6"> threaded heat inserts into all the holes on the top (for the </text:span><text:span text:style-name="T15">S</text:span><text:span text:style-name="T6">ensor </text:span><text:span text:style-name="T15">Board</text:span><text:span text:style-name="T6">) and on the back (for the </text:span><text:span text:style-name="T15">P</text:span><text:span text:style-name="T6">rocessing </text:span><text:span text:style-name="T15">B</text:span><text:span text:style-name="T6">oard) o</text:span><text:span text:style-name="T14">n</text:span><text:span text:style-name="T6"> the four (4) </text:span><text:span text:style-name="T16">B</text:span><text:span text:style-name="T6">attery </text:span><text:span text:style-name="T16">S</text:span><text:span text:style-name="T6">tands. Use eight (8) M3x6 screws to attach the </text:span><text:span text:style-name="T15">B</text:span><text:span text:style-name="T6">attery </text:span><text:span text:style-name="T15">S</text:span><text:span text:style-name="T6">tands to the top of the </text:span><text:span text:style-name="T16">B</text:span><text:span text:style-name="T6">ottom </text:span><text:span text:style-name="T16">P</text:span><text:span text:style-name="T6">late. The holes for the </text:span><text:span text:style-name="T15">P</text:span><text:span text:style-name="T6">rocessing </text:span><text:span text:style-name="T15">B</text:span><text:span text:style-name="T6">oard should face </text:span><text:span text:style-name="T15">to </text:span><text:span text:style-name="T6">the right side (looking at the bottom plate from where you can read the text). Insert two (2) </text:span><text:a xlink:type="simple" xlink:href="https://www.acehardware.com/departments/lighting-and-electrical/cable-management-cable-ties-and-electrical-tape/cable-ties/34807" text:style-name="Internet_20_link" text:visited-style-name="Visited_20_Internet_20_Link"><text:span text:style-name="T6">14 inch zip ties</text:span></text:a><text:span text:style-name="T6"> into the </text:span><text:span text:style-name="T15">B</text:span><text:span text:style-name="T6">attery </text:span><text:span text:style-name="T15">S</text:span><text:span text:style-name="T6">tands, from the top left, to top right, to the bottom right, and then back to the bottom left. Insert the tip (only a few mm) into the head and then pull in the head tight to the </text:span><text:span text:style-name="T15">B</text:span><text:span text:style-name="T6">attery </text:span><text:span text:style-name="T15">S</text:span><text:span text:style-name="T6">tand. Pu</text:span><text:span text:style-name="T59">sh</text:span><text:span text:style-name="T6"> the </text:span><text:a xlink:type="simple" xlink:href="https://www.amazon.com/gp/product/B015VXJL2S/ref=ppx_yo_dt_b_asin_title_o08_s00?ie=UTF8&amp;psc=1" text:style-name="Internet_20_link" text:visited-style-name="Visited_20_Internet_20_Link"><text:span text:style-name="T14">USB-C p</text:span></text:a><text:a xlink:type="simple" xlink:href="https://www.amazon.com/gp/product/B015VXJL2S/ref=ppx_yo_dt_b_asin_title_o08_s00?ie=UTF8&amp;psc=1" text:style-name="Internet_20_link" text:visited-style-name="Visited_20_Internet_20_Link"><text:span text:style-name="T6">ower bank</text:span></text:a><text:span text:style-name="T6"> in the </text:span><text:span text:style-name="T15">B</text:span><text:span text:style-name="T6">attery </text:span><text:span text:style-name="T15">S</text:span><text:span text:style-name="T6">tand through the zip ties so that the front of the </text:span><text:span text:style-name="T15">USB-C </text:span><text:span text:style-name="T6">power bank with the connectors faces the back of the </text:span><text:span text:style-name="T15">B</text:span><text:span text:style-name="T6">ottom </text:span><text:span text:style-name="T15">P</text:span><text:span text:style-name="T6">late (where the text is). </text:span><text:span text:style-name="T44">If the USB-C power bank is smaller than the provided space, use double sided tape to </text:span><text:span text:style-name="T57">make it fit</text:span><text:span text:style-name="T44"> snug. </text:span><text:span text:style-name="T6">Tighten up the zip ties. You should be able to swing the </text:span><text:span text:style-name="T15">B</text:span><text:span text:style-name="T6">ottom </text:span><text:span text:style-name="T15">P</text:span><text:span text:style-name="T6">late with the </text:span><text:span text:style-name="T15">USB-C </text:span><text:span text:style-name="T6">power bank around without that the power bank moves. Cut off the ends of the zip ties.</text:span></text:p>
      <text:h text:style-name="P110" text:outline-level="2"><text:span text:style-name="T4">Power</text:span> Board</text:h>
      <text:p text:style-name="P9"><text:span text:style-name="T156">2 Attach: Do part of the 2 Attach step of the Sensor Board (next component) first. </text:span>Use two (2) M3x6 screws to attach the Power Board to the bottom side of the Sensor Board.</text:p>
      <text:p text:style-name="P92"/>
      <text:p text:style-name="P54"><text:span text:style-name="T118">SparkFun </text:span><text:span text:style-name="T119">USB-C Power Delivery </text:span><text:span text:style-name="T120">Board</text:span></text:p>
      <text:p text:style-name="P55"/>
      <text:p text:style-name="P101"><text:span text:style-name="T122">1 Prepare: </text:span><text:span text:style-name="T121">Solder a </text:span><text:a xlink:type="simple" xlink:href="https://www.amazon.com/gp/product/B07B791NMQ/ref=ppx_yo_dt_b_asin_title_o00_s00?ie=UTF8&amp;psc=1" text:style-name="Internet_20_link" text:visited-style-name="Visited_20_Internet_20_Link"><text:span text:style-name="T121">2 pin Screw Terminal Block Connector</text:span></text:a><text:span text:style-name="T121"> to the VSNK and GN</text:span><text:span text:style-name="T125">D pins on the SparkFun USB-C Power Delivery Board. </text:span><text:span text:style-name="T129">Take a look at</text:span><text:span text:style-name="T128"> the</text:span><text:span text:style-name="T123"> USB-C Power Delivery </text:span><text:span text:style-name="T129">part</text:span><text:span text:style-name="T123"> in the</text:span><text:span text:style-name="T124"> </text:span><text:span text:style-name="T128">software </text:span><text:span text:style-name="T124">setup section </text:span><text:span text:style-name="T123">and</text:span><text:span text:style-name="T124"> set up </text:span><text:span text:style-name="T123">the power delivery of the</text:span><text:span text:style-name="T121"> </text:span><text:a xlink:type="simple" xlink:href="https://www.sparkfun.com/products/15801" text:style-name="Internet_20_link" text:visited-style-name="Visited_20_Internet_20_Link"><text:span text:style-name="T121">SparkFun USB-C </text:span></text:a><text:a xlink:type="simple" xlink:href="https://www.sparkfun.com/products/15801" text:style-name="Internet_20_link" text:visited-style-name="Visited_20_Internet_20_Link"><text:span text:style-name="T125">Power Delivery Board</text:span></text:a><text:span text:style-name="T125"> </text:span><text:span text:style-name="T126">to </text:span><text:span text:style-name="T127">provid</text:span><text:bookmark-start text:name="__DdeLink__911_3534033103"/><text:span text:style-name="T127">e</text:span><text:bookmark-end text:name="__DdeLink__911_3534033103"/><text:span text:style-name="T127"> power </text:span><text:span text:style-name="T123">for</text:span><text:span text:style-name="T126"> the </text:span><text:a xlink:type="simple" xlink:href="https://www.nvidia.com/en-us/autonomous-machines/embedded-systems/jetson-xavier-nx/" text:style-name="Internet_20_link" text:visited-style-name="Visited_20_Internet_20_Link"><text:span text:style-name="T126">NVIDIA Jetson Xavier NX</text:span></text:a><text:span text:style-name="T126">. </text:span></text:p>
      <text:p text:style-name="P98"/>
      <text:p text:style-name="P56"><text:soft-page-break/><text:span text:style-name="T140">2 Attach: </text:span><text:span text:style-name="T139">Insert four (4) M3x6</text:span><text:span text:style-name="T141">x4.5</text:span><text:span text:style-name="T139"> threaded heat inserts into the holes of the M3x6 stands for the SparkFun USB-C Power Delivery Board on the </text:span><text:span text:style-name="T142">P</text:span><text:span text:style-name="T139">ower </text:span><text:span text:style-name="T142">B</text:span><text:span text:style-name="T139">oard. Use four (4) M3x6 screws to attach the </text:span><text:span text:style-name="T143">SparkFun USB-C Power Delivery Board</text:span><text:span text:style-name="T139"> to </text:span><text:span text:style-name="T140">its stands on</text:span><text:span text:style-name="T139"> the </text:span><text:span text:style-name="T142">P</text:span><text:span text:style-name="T139">ower </text:span><text:span text:style-name="T142">B</text:span><text:span text:style-name="T139">oard.</text:span></text:p>
      <text:p text:style-name="P38"><text:span text:style-name="Source_20_Text"><text:span text:style-name="T131"/></text:span></text:p>
      <text:p text:style-name="P38"><text:span text:style-name="Source_20_Text"><text:span text:style-name="T132">2 Wire: </text:span></text:span><text:span text:style-name="Source_20_Text"><text:span text:style-name="T130">Connect the </text:span></text:span><text:span text:style-name="Source_20_Text"><text:span text:style-name="T133">USB-C</text:span></text:span><text:span text:style-name="Source_20_Text"><text:span text:style-name="T130"> power bank with the </text:span></text:span><text:a xlink:type="simple" xlink:href="https://www.amazon.com/gp/product/B08816SYKY/ref=ppx_yo_dt_b_asin_title_o09_s02?ie=UTF8&amp;psc=1" text:style-name="Internet_20_link" text:visited-style-name="Visited_20_Internet_20_Link"><text:span text:style-name="Source_20_Text"><text:span text:style-name="T130">USB-C male to male 100W power cable</text:span></text:span></text:a><text:span text:style-name="Source_20_Text"><text:span text:style-name="T130"> to the SparkFun USB-C Power Delivery Board. Use a </text:span></text:span><text:a xlink:type="simple" xlink:href="https://www.sparkfun.com/products/12966" text:style-name="Internet_20_link" text:visited-style-name="Visited_20_Internet_20_Link"><text:span text:style-name="Source_20_Text"><text:span text:style-name="T130">multimeter</text:span></text:span></text:a><text:span text:style-name="Source_20_Text"><text:span text:style-name="T130"> to measure 20V between the VSNK and GND pins </text:span></text:span><text:span text:style-name="Source_20_Text"><text:span text:style-name="T132">(connected to </text:span></text:span><text:span text:style-name="Source_20_Text"><text:span text:style-name="T134">the </text:span></text:span><text:span text:style-name="Source_20_Text"><text:span text:style-name="T130">terminal block) on the SparkFun USB-C Power Delivery Board.</text:span></text:span></text:p>
      <text:p text:style-name="P38"><text:span text:style-name="Source_20_Text"><text:span text:style-name="T130"/></text:span></text:p>
      <text:p text:style-name="P93"><text:span text:style-name="T157">ZIO INA219</text:span> Current and Voltage Sensor</text:p>
      <text:p text:style-name="P93"/>
      <text:p text:style-name="P39"><text:span text:style-name="T17">2 Attach: </text:span><text:span text:style-name="T6">Insert four (4) M3x6</text:span><text:span text:style-name="T18">x4.5</text:span><text:span text:style-name="T6"> threaded heat inserts into the holes of the </text:span><text:a xlink:type="simple" xlink:href="https://www.sparkfun.com/products/15176" text:style-name="Internet_20_link" text:visited-style-name="Visited_20_Internet_20_Link"><text:span text:style-name="T17">ZIO INA</text:span></text:a><text:a xlink:type="simple" xlink:href="https://www.sparkfun.com/products/15176" text:style-name="Internet_20_link" text:visited-style-name="Visited_20_Internet_20_Link"><text:span text:style-name="T17">219</text:span></text:a><text:a xlink:type="simple" xlink:href="https://www.sparkfun.com/products/15176" text:style-name="Internet_20_link" text:visited-style-name="Visited_20_Internet_20_Link"><text:span text:style-name="T17"> </text:span></text:a><text:a xlink:type="simple" xlink:href="https://www.sparkfun.com/products/15176" text:style-name="Internet_20_link" text:visited-style-name="Visited_20_Internet_20_Link"><text:span text:style-name="T17">Current and Voltage Sensor</text:span></text:a><text:span text:style-name="T6"> </text:span><text:span text:style-name="T19">stands </text:span><text:span text:style-name="T6">on the </text:span><text:span text:style-name="T16">P</text:span><text:span text:style-name="T6">ower </text:span><text:span text:style-name="T16">B</text:span><text:span text:style-name="T6">oard. Use four (4) M3x6 screws to attach the ZIO INA</text:span><text:span text:style-name="T19">219</text:span><text:span text:style-name="T6"> Current and Voltage Sensor </text:span><text:span text:style-name="T19">to its stands on</text:span><text:span text:style-name="T6"> the </text:span><text:span text:style-name="T16">P</text:span><text:span text:style-name="T6">ower </text:span><text:span text:style-name="T16">B</text:span><text:span text:style-name="T6">oard.</text:span></text:p>
      <text:p text:style-name="P55"/>
      <text:p text:style-name="P42"><text:span text:style-name="T17">2: Wire: </text:span><text:span text:style-name="T6">Stripe the ends of an about </text:span><text:span text:style-name="T20">30</text:span><text:span text:style-name="T6">mm long red </text:span><text:a xlink:type="simple" xlink:href="https://www.sparkfun.com/products/11367" text:style-name="Internet_20_link" text:visited-style-name="Visited_20_Internet_20_Link"><text:span text:style-name="T6">22AGW</text:span></text:a><text:span text:style-name="T6"> wire with a </text:span><text:a xlink:type="simple" xlink:href="https://www.sparkfun.com/products/14762" text:style-name="Internet_20_link" text:visited-style-name="Visited_20_Internet_20_Link"><text:span text:style-name="T6">wire stripper</text:span></text:a><text:span text:style-name="T6">. Connect the + pole of the screw terminal on the </text:span><text:span text:style-name="T21">SparkFun </text:span><text:span text:style-name="T6">USB-C Power Delivery board to the – pole of the screw terminal on the </text:span><text:span text:style-name="T22">ZIO INA219 Current and Voltage Sensor</text:span><text:span text:style-name="T6">. </text:span><text:span text:style-name="T23">Connect a </text:span><text:a xlink:type="simple" xlink:href="https://www.sparkfun.com/products/15081" text:style-name="Internet_20_link" text:visited-style-name="Visited_20_Internet_20_Link"><text:span text:style-name="T23">200mm </text:span></text:a><text:a xlink:type="simple" xlink:href="https://www.sparkfun.com/products/15081" text:style-name="Internet_20_link" text:visited-style-name="Visited_20_Internet_20_Link"><text:span text:style-name="T23">Qwi</text:span></text:a><text:a xlink:type="simple" xlink:href="https://www.sparkfun.com/products/15081" text:style-name="Internet_20_link" text:visited-style-name="Visited_20_Internet_20_Link"><text:span text:style-name="T23">i</text:span></text:a><text:a xlink:type="simple" xlink:href="https://www.sparkfun.com/products/15081" text:style-name="Internet_20_link" text:visited-style-name="Visited_20_Internet_20_Link"><text:span text:style-name="T23">c cable</text:span></text:a><text:span text:style-name="T23"> to the Qwiic connector on the ZIO INA219 Current and Voltage Sensor and slide the other end of the cable through the hole in the Power Board.</text:span></text:p>
      <text:p text:style-name="P77"/>
      <text:p text:style-name="P97">DC Barrel Jack Connector</text:p>
      <text:p text:style-name="P16"/>
      <text:p text:style-name="P43"><text:span text:style-name="T103">2: Wire: </text:span><text:span text:style-name="T104">Stripe the ends of a </text:span><text:span text:style-name="T105">270</text:span><text:span text:style-name="T104">mm long red, a </text:span><text:span text:style-name="T105">460</text:span><text:span text:style-name="T104">mm long red and a </text:span><text:span text:style-name="T105">230</text:span><text:span text:style-name="T104">mm black 22AGW wire with a wire stripper. Crimp a male and a female </text:span><text:a xlink:type="simple" xlink:href="https://www.amazon.com/gp/product/B01EE3QGG0/ref=ppx_yo_dt_b_asin_title_o05_s01?ie=UTF8&amp;psc=1" text:style-name="Internet_20_link" text:visited-style-name="Visited_20_Internet_20_Link"><text:span text:style-name="T104">quick disconnect terminal connector</text:span></text:a><text:span text:style-name="T104"> with a </text:span><text:a xlink:type="simple" xlink:href="https://www.amazon.com/IWISS-SN-28B-Crimping-AWG28-18-Dupont/dp/B00OMM4YUY/ref=redir_mobile_desktop?ie=UTF8&amp;aaxitk=M.qaQ7HFAegO3LV9HRRo8w&amp;hsa_cr_id=9252443150001&amp;ref_=sbx_be_s_sparkle_mcd_asin_1" text:style-name="Internet_20_link" text:visited-style-name="Visited_20_Internet_20_Link"><text:span text:style-name="T104">crimper</text:span></text:a><text:span text:style-name="T104"> to the ends of one side of the red wires. </text:span><text:span text:style-name="T106">These quick connectors will be connected to the quick connectors connected to the push button in the cover when the cover is put on.</text:span><text:span text:style-name="T104"> </text:span><text:span text:style-name="T105">Using a male and female connector allows to short-cut the wire</text:span><text:span text:style-name="T107">s</text:span><text:span text:style-name="T105"> easily so that the push button is not required to power the SensorBox. </text:span><text:span text:style-name="T104">Put </text:span><text:span text:style-name="T108">two (2)</text:span><text:span text:style-name="T104"> red heat shrink tube (just preparation, no heat) over the red wires to join them together, and two </text:span><text:span text:style-name="T108">(2) </text:span><text:span text:style-name="T104">black heat shrink tubes over the 270mm long red wire and the black wire. Connect one end of the black wire to the <text:s/>- pole of the screw terminal on the </text:span><text:span text:style-name="T108">SparkFun </text:span><text:span text:style-name="T104">USB-C Power Delivery board. Connect the other end of the </text:span><text:span text:style-name="T105">270</text:span><text:span text:style-name="T104">mm long red wire to the – pole of the screw terminal on the </text:span><text:span text:style-name="T109">ZIO INA Current and Voltage Sensor</text:span><text:span text:style-name="T104">. Connect the other end of the black wire to the – pole of the </text:span><text:a xlink:type="simple" xlink:href="https://www.amazon.com/gp/product/B07DJ63MJP/ref=ppx_yo_dt_b_asin_title_o03_s00?ie=UTF8&amp;psc=1" text:style-name="Internet_20_link" text:visited-style-name="Visited_20_Internet_20_Link"><text:span text:style-name="T104">DC </text:span></text:a><text:a xlink:type="simple" xlink:href="https://www.amazon.com/gp/product/B07DJ63MJP/ref=ppx_yo_dt_b_asin_title_o03_s00?ie=UTF8&amp;psc=1" text:style-name="Internet_20_link" text:visited-style-name="Visited_20_Internet_20_Link"><text:span text:style-name="T110">Barrel Jack connector</text:span></text:a><text:span text:style-name="T104">. Connect the other end of the </text:span><text:span text:style-name="T105">460</text:span><text:span text:style-name="T104">mm long red wire to the + pole of the DC Barrel Jack connector. Position and heat the heat shrink tubes using a </text:span><text:a xlink:type="simple" xlink:href="https://www.amazon.com/gp/product/B07P5WFHJ7/ref=ppx_yo_dt_b_asin_title_o05_s01?ie=UTF8&amp;psc=1" text:style-name="Internet_20_link" text:visited-style-name="Visited_20_Internet_20_Link"><text:span text:style-name="T104">heat gun</text:span></text:a><text:span text:style-name="T104"> to make them fit. </text:span><text:span text:style-name="Source_20_Text"><text:span text:style-name="T135">Just for testing, </text:span></text:span><text:span text:style-name="Source_20_Text"><text:span text:style-name="T136">short-cut the wire</text:span></text:span><text:span text:style-name="Source_20_Text"><text:span text:style-name="T137">s </text:span></text:span><text:span text:style-name="Source_20_Text"><text:span text:style-name="T135">by connecting the</text:span></text:span><text:span text:style-name="Source_20_Text"><text:span text:style-name="T136"> male and female connector</text:span></text:span><text:span text:style-name="Source_20_Text"><text:span text:style-name="T135">s. </text:span></text:span><text:span text:style-name="Source_20_Text"><text:span text:style-name="T130">Use a multimeter to measure 20V between the </text:span></text:span><text:span text:style-name="Source_20_Text"><text:span text:style-name="T135">inside (+ red) and the outside </text:span></text:span><text:span text:style-name="Source_20_Text"><text:span text:style-name="T138">(black) </text:span></text:span><text:span text:style-name="Source_20_Text"><text:span text:style-name="T135">of the DC Barrel Jack connector. </text:span></text:span></text:p>
      <text:h text:style-name="P108" text:outline-level="2"><text:span text:style-name="T3">Sensor</text:span> Board</text:h>
      <text:p text:style-name="P57"><text:span text:style-name="T158">2 Attach: Before the 2 Attach step of the Power Board (previous component), insert two (2) M3x4x5 threaded heat inserts into the holes for the Power Board on the bottom of the Sensor Board. U</text:span>se eight (8) M3x6 screws to attach the <text:span text:style-name="T164">S</text:span>ensor <text:span text:style-name="T164">B</text:span>oard to the top side of the <text:span text:style-name="T164">B</text:span>attery <text:span text:style-name="T164">S</text:span>tands.</text:p>
      <text:p text:style-name="P58"/>
      <text:p text:style-name="P95">SparkF<text:span text:style-name="T158">un RedBoard Turbo Development Board (Arduino Zero)</text:span></text:p>
      <text:p text:style-name="P17"><text:s/></text:p>
      <text:p text:style-name="P3"><text:span text:style-name="T71">2 Attach: Insert three (3) M3x6x4.5 threaded heat inserts and one (1) </text:span><text:a xlink:type="simple" xlink:href="https://www.amazon.com/gp/product/B0784VYCYY/ref=ppx_yo_dt_b_asin_title_o06_s00?ie=UTF8&amp;psc=1" text:style-name="Internet_20_link" text:visited-style-name="Visited_20_Internet_20_Link"><text:span text:style-name="T71">M2x6</text:span></text:a><text:a xlink:type="simple" xlink:href="https://www.amazon.com/gp/product/B0784VYCYY/ref=ppx_yo_dt_b_asin_title_o06_s00?ie=UTF8&amp;psc=1" text:style-name="Internet_20_link" text:visited-style-name="Visited_20_Internet_20_Link"><text:span text:style-name="T71">x3.5</text:span></text:a><text:a xlink:type="simple" xlink:href="https://www.amazon.com/gp/product/B0784VYCYY/ref=ppx_yo_dt_b_asin_title_o06_s00?ie=UTF8&amp;psc=1" text:style-name="Internet_20_link" text:visited-style-name="Visited_20_Internet_20_Link"><text:span text:style-name="T71"> threaded heat insert</text:span></text:a><text:span text:style-name="T71"> into the holes of the </text:span><text:a xlink:type="simple" xlink:href="https://www.sparkfun.com/products/14812" text:style-name="Internet_20_link" text:visited-style-name="Visited_20_Internet_20_Link"><text:span text:style-name="T71">SparkFun RedBoard Turb</text:span></text:a><text:a xlink:type="simple" xlink:href="https://www.sparkfun.com/products/14812" text:style-name="Internet_20_link" text:visited-style-name="Visited_20_Internet_20_Link"><text:span text:style-name="T71">o</text:span></text:a><text:a xlink:type="simple" xlink:href="https://www.sparkfun.com/products/14812" text:style-name="Internet_20_link" text:visited-style-name="Visited_20_Internet_20_Link"><text:span text:style-name="T71"> Development Board</text:span></text:a><text:span text:style-name="T71"> stands in the back right location </text:span><text:soft-page-break/><text:span text:style-name="T71">on the Sensor Board. Use three (3) M3x6 screws and one (1) </text:span><text:a xlink:type="simple" xlink:href="https://www.amazon.com/gp/product/B01FL88Y76/ref=ppx_yo_dt_b_asin_title_o07_s01?ie=UTF8&amp;psc=1" text:style-name="Internet_20_link" text:visited-style-name="Visited_20_Internet_20_Link"><text:span text:style-name="T71">M2x6 screw</text:span></text:a><text:span text:style-name="T71"> <text:s/>to attach the SparkFun RedBoard Turbo Development Board to its stands on the Sensor Board. </text:span><text:span text:style-name="T63">The M2 screw is used for the tiny hole o</text:span><text:span text:style-name="T73">n</text:span><text:span text:style-name="T63"> the SparkFun RedBoard Turb</text:span><text:span text:style-name="T64">o</text:span><text:span text:style-name="T63"> Development Board close to the USB connector.</text:span></text:p>
      <text:p text:style-name="P18"/>
      <text:p text:style-name="P23"><text:span text:style-name="T162">2 Wire: T</text:span>he sensor<text:span text:style-name="T159">s will be connected </text:span>via <text:span text:style-name="T159">a </text:span>Qwiic <text:span text:style-name="T159">I2C daisy-chain to the Qwiic connector on the</text:span> SparkFun RedBoard <text:span text:style-name="T159">Turbo Development Board. We didn’t need to, but when daisy-chaining 7x I2C devices on the same bus you may want to disable the I2C pull-up resistors, by cutting the jumpers, on some of the boards.</text:span></text:p>
      <text:p text:style-name="P19"/>
      <text:p text:style-name="P29"><text:span text:style-name="T24">3 Wire: Connect the SparkFun RedBoard Turbo Development Board from its USB port with a </text:span><text:a xlink:type="simple" xlink:href="https://www.amazon.com/gp/product/B003YKX6WC/ref=ppx_yo_dt_b_asin_title_o01_s00?ie=UTF8&amp;psc=1" text:style-name="Internet_20_link" text:visited-style-name="Visited_20_Internet_20_Link"><text:span text:style-name="T24">90° micro USB to USB cable</text:span></text:a><text:span text:style-name="T24"> to a USB port on the NVIDIA Jetson Xavier NX Development Board. </text:span></text:p>
      <text:p text:style-name="P18"/>
      <text:p text:style-name="P96">SparkFun TMP102 Temperature Sensor</text:p>
      <text:p text:style-name="P59"/>
      <text:p text:style-name="P31"><text:span text:style-name="T25">1 Prepare: S</text:span><text:span text:style-name="T6">older </text:span><text:span text:style-name="T25">a Break Away Header</text:span><text:span text:style-name="T6"> to </text:span><text:span text:style-name="T25">the </text:span><text:span text:style-name="T6">INT </text:span><text:span text:style-name="T25">pin </text:span><text:span text:style-name="T6">on the </text:span><text:a xlink:type="simple" xlink:href="https://www.sparkfun.com/products/16304" text:style-name="Internet_20_link" text:visited-style-name="Visited_20_Internet_20_Link"><text:span text:style-name="T26">SparkFun TMP102 T</text:span></text:a><text:a xlink:type="simple" xlink:href="https://www.sparkfun.com/products/16304" text:style-name="Internet_20_link" text:visited-style-name="Visited_20_Internet_20_Link"><text:span text:style-name="T6">emperatur</text:span></text:a><text:a xlink:type="simple" xlink:href="https://www.sparkfun.com/products/16304" text:style-name="Internet_20_link" text:visited-style-name="Visited_20_Internet_20_Link"><text:span text:style-name="T27">e </text:span></text:a><text:a xlink:type="simple" xlink:href="https://www.sparkfun.com/products/16304" text:style-name="Internet_20_link" text:visited-style-name="Visited_20_Internet_20_Link"><text:span text:style-name="T27">S</text:span></text:a><text:a xlink:type="simple" xlink:href="https://www.sparkfun.com/products/16304" text:style-name="Internet_20_link" text:visited-style-name="Visited_20_Internet_20_Link"><text:span text:style-name="T27">ensor</text:span></text:a><text:span text:style-name="T6">.</text:span></text:p>
      <text:p text:style-name="P59"/>
      <text:p text:style-name="P20">2 Attach: Insert four (4) M3x6x4.5 threaded heat inserts into the holes of the SparkFun TMP102 Temperature Sensor stands in the front right location on the Sensor Board. Use four (4) M3x6 screws to attach the SparkFun TMP102 Temperature Sensor to its stands on the Sensor Board. </text:p>
      <text:p text:style-name="P20"/>
      <text:p text:style-name="P22">2 Wire: Connect the SparkFun TMP102 Temperature Sensor to the Qwiic I2C daisy-chain from the SparkFun RedBoard Turbo Development Board <text:span text:style-name="T183">by connecting</text:span> the SparkFun TMP102 Temperature Sensor with a 50mm Qwiic cable to the SparkFun RedBoard Turbo Development Board.</text:p>
      <text:p text:style-name="P60"/>
      <text:p text:style-name="P96">SparkFun ICM20948 IMU</text:p>
      <text:p text:style-name="P59"/>
      <text:p text:style-name="P31"><text:span text:style-name="T25">1 Prepare: S</text:span><text:span text:style-name="T6">older </text:span><text:span text:style-name="T28">Break Away Headers</text:span><text:span text:style-name="T6"> to </text:span><text:span text:style-name="T25">the</text:span><text:span text:style-name="T6"> INT </text:span><text:span text:style-name="T29">and</text:span><text:span text:style-name="T6"> FSYNC </text:span><text:span text:style-name="T25">pins </text:span><text:span text:style-name="T6">on the </text:span><text:a xlink:type="simple" xlink:href="https://www.sparkfun.com/products/15335" text:style-name="Internet_20_link" text:visited-style-name="Visited_20_Internet_20_Link"><text:span text:style-name="T28">SparkFun ICM20948 IMU</text:span></text:a><text:span text:style-name="T6">.</text:span></text:p>
      <text:p text:style-name="P59"/>
      <text:p text:style-name="P21">2 Attach: Insert four (4) M3x6x4.5 threaded heat inserts into the holes of the SparkFun ICM20948 IMU stands in the front middle location on the Sensor Board. Use four (4) M3x6 screws to attach the SparkFun ICM20948 IMU to its stands on the Sensor Board. </text:p>
      <text:p text:style-name="P21"/>
      <text:p text:style-name="P61"><text:span text:style-name="T87">2</text:span><text:span text:style-name="T88"> </text:span><text:span text:style-name="T80">Wire: </text:span><text:span text:style-name="T81">Connect the </text:span><text:span text:style-name="T88">SparkFun ICM20948 IMU</text:span><text:span text:style-name="T83"> to the </text:span><text:span text:style-name="T82">Qwiic </text:span><text:span text:style-name="T83">I2C daisy-chain from the SparkFun RedBoard Turbo </text:span><text:span text:style-name="T84">Development Board </text:span><text:span text:style-name="T93">by connecting</text:span><text:span text:style-name="T84"> the SparkFun ICM20948 IMU with a 100mm Qwiic cable to the left SparkFun</text:span><text:span text:style-name="T82"> Qwiic Adapter </text:span><text:span text:style-name="T89">on the Vision Board.</text:span></text:p>
      <text:p text:style-name="P60"/>
      <text:p text:style-name="P96">SparkFun LPS25HB Pressure Sensor</text:p>
      <text:p text:style-name="P59"/>
      <text:p text:style-name="P31"><text:span text:style-name="T25">1 Prepare: S</text:span><text:span text:style-name="T6">older </text:span><text:span text:style-name="T25">a Break Away Header</text:span><text:span text:style-name="T6"> to </text:span><text:span text:style-name="T25">the </text:span><text:span text:style-name="T6">INT </text:span><text:span text:style-name="T25">pin </text:span><text:span text:style-name="T6">on the </text:span><text:a xlink:type="simple" xlink:href="https://www.sparkfun.com/products/14767" text:style-name="Internet_20_link" text:visited-style-name="Visited_20_Internet_20_Link"><text:span text:style-name="T28">SparkFun LPS25HB P</text:span></text:a><text:a xlink:type="simple" xlink:href="https://www.sparkfun.com/products/14767" text:style-name="Internet_20_link" text:visited-style-name="Visited_20_Internet_20_Link"><text:span text:style-name="T6">ressur</text:span></text:a><text:a xlink:type="simple" xlink:href="https://www.sparkfun.com/products/14767" text:style-name="Internet_20_link" text:visited-style-name="Visited_20_Internet_20_Link"><text:span text:style-name="T27">e Sensor</text:span></text:a><text:span text:style-name="T6">.</text:span></text:p>
      <text:p text:style-name="P59"/>
      <text:p text:style-name="P21">2 Attach: Insert four (4) M3x6x4.5 threaded heat inserts into the holes of the SparkFun LPS25HB Pressure Sensor stands in the front left location on the Sensor Board. Use <text:span text:style-name="T184">two</text:span> (<text:span text:style-name="T184">2</text:span>) M3x6 screws to attach the SparkFun LPS25HB Pressure Sensor to its stands on the Sensor Board. </text:p>
      <text:p text:style-name="P21"/>
      <text:p text:style-name="P87"><text:span text:style-name="T87">2</text:span><text:span text:style-name="T88"> </text:span><text:span text:style-name="T80">Wire: </text:span><text:span text:style-name="T81">Connect the </text:span><text:span text:style-name="T88">SparkFun LPS25HB Pressure Sensor</text:span><text:span text:style-name="T83"> to the </text:span><text:span text:style-name="T82">Qwiic </text:span><text:span text:style-name="T83">I2C daisy-chain from the SparkFun RedBoard Turbo </text:span><text:span text:style-name="T84">Development Board </text:span><text:span text:style-name="T93">by connecting</text:span><text:span text:style-name="T80"> the </text:span><text:span text:style-name="T88">SparkFun LPS25HB Pressure Sensor</text:span><text:span text:style-name="T90"> </text:span><text:span text:style-name="T80">with a 50mm Qwiic cable to</text:span><text:span text:style-name="T82"> the </text:span><text:span text:style-name="T88">SparkFun ICM20948 IMU</text:span><text:span text:style-name="T89">.</text:span></text:p>
      <text:p text:style-name="P60"><text:soft-page-break/></text:p>
      <text:p text:style-name="P96">SparkFun NEO-M9N GPS</text:p>
      <text:p text:style-name="P59"/>
      <text:p text:style-name="P31"><text:span text:style-name="T25">1 Prepare: S</text:span><text:span text:style-name="T6">older </text:span><text:span text:style-name="T28">Break Away Headers</text:span><text:span text:style-name="T6"> to </text:span><text:span text:style-name="T25">the </text:span><text:span text:style-name="T6">PPS, RST, SAFE </text:span><text:span text:style-name="T29">and</text:span><text:span text:style-name="T6"> INT </text:span><text:span text:style-name="T25">pins </text:span><text:span text:style-name="T6">on the </text:span><text:a xlink:type="simple" xlink:href="https://www.sparkfun.com/products/15733" text:style-name="Internet_20_link" text:visited-style-name="Visited_20_Internet_20_Link"><text:span text:style-name="T28">SparkFun NEO-M9N GPS</text:span></text:a><text:span text:style-name="T6">.</text:span></text:p>
      <text:p text:style-name="P62"/>
      <text:p text:style-name="P21">2 Attach: Insert four (4) M3x6x4.5 threaded heat inserts into the holes of the SparkFun NEO-M9N GPS stands in the back left location on the Sensor Board. Use four (4) M3x6 screws to attach the SparkFun NEO-M9N GPS to its stands on the Sensor Board.</text:p>
      <text:p text:style-name="P21"/>
      <text:p text:style-name="P87"><text:span text:style-name="T87">2</text:span><text:span text:style-name="T88"> </text:span><text:span text:style-name="T80">Wire: </text:span><text:span text:style-name="T81">Connect the </text:span><text:span text:style-name="T88">SparkFun NEO-M9N GPS</text:span><text:span text:style-name="T83"> to the </text:span><text:span text:style-name="T82">Qwiic </text:span><text:span text:style-name="T83">I2C daisy-chain from the SparkFun RedBoard Turbo </text:span><text:span text:style-name="T84">Development Board</text:span><text:span text:style-name="T83"> </text:span><text:span text:style-name="T93">by connecting</text:span><text:span text:style-name="T81"> </text:span><text:span text:style-name="T80">the </text:span><text:span text:style-name="T88">SparkFun NEO-M9N GPS with a 50mm Qwiic cable to the SparkFun LPS25HB Pressure Sensor </text:span><text:span text:style-name="T93">and the</text:span><text:span text:style-name="T86"> 200mm Qwiic cable from the </text:span><text:span text:style-name="T91">ZIO INA</text:span><text:span text:style-name="T92">219</text:span><text:span text:style-name="T91"> Current and Voltage Sensor</text:span><text:span text:style-name="T88">.</text:span></text:p>
      <text:h text:style-name="P111" text:outline-level="2">Processing Board</text:h>
      <text:p text:style-name="P63"><text:span text:style-name="T163">2 Attach: </text:span>Use <text:span text:style-name="T165">seven</text:span> (<text:span text:style-name="T165">7</text:span>) M<text:span text:style-name="T166">3</text:span>x6 screws to attach the <text:span text:style-name="T164">Processing B</text:span>oard to the right side of the <text:span text:style-name="T164">B</text:span>attery <text:span text:style-name="T164">S</text:span>tands.</text:p>
      <text:p text:style-name="P78"/>
      <text:p text:style-name="P104">NVIDIA Jetson Xavier NX <text:span text:style-name="T183">Development Board</text:span></text:p>
      <text:p text:style-name="P37"><text:span text:style-name="T30">1 Prepare: Extract</text:span><text:span text:style-name="T6"> the </text:span><text:a xlink:type="simple" xlink:href="https://www.amazon.com/NVIDIA-Jetson-Xavier-Developer-812674024318/dp/B086874Q5R/ref=asc_df_B086874Q5R/?tag=hyprod-20&amp;linkCode=df0&amp;hvadid=459454121958&amp;hvpos=&amp;hvnetw=g&amp;hvrand=3613755312723075118&amp;hvpone=&amp;hvptwo=&amp;hvqmt=&amp;hvdev=c&amp;hvdvcmdl=&amp;hvlocint=&amp;hvlocphy=9061189&amp;hvtargid=pla-917325328010&amp;psc=1" text:style-name="Internet_20_link" text:visited-style-name="Visited_20_Internet_20_Link"><text:span text:style-name="T6">NVIDIA Jetson Xavier </text:span></text:a><text:a xlink:type="simple" xlink:href="https://www.amazon.com/NVIDIA-Jetson-Xavier-Developer-812674024318/dp/B086874Q5R/ref=asc_df_B086874Q5R/?tag=hyprod-20&amp;linkCode=df0&amp;hvadid=459454121958&amp;hvpos=&amp;hvnetw=g&amp;hvrand=3613755312723075118&amp;hvpone=&amp;hvptwo=&amp;hvqmt=&amp;hvdev=c&amp;hvdvcmdl=&amp;hvlocint=&amp;hvlocphy=9061189&amp;hvtargid=pla-917325328010&amp;psc=1" text:style-name="Internet_20_link" text:visited-style-name="Visited_20_Internet_20_Link"><text:span text:style-name="T6">N</text:span></text:a><text:a xlink:type="simple" xlink:href="https://www.amazon.com/NVIDIA-Jetson-Xavier-Developer-812674024318/dp/B086874Q5R/ref=asc_df_B086874Q5R/?tag=hyprod-20&amp;linkCode=df0&amp;hvadid=459454121958&amp;hvpos=&amp;hvnetw=g&amp;hvrand=3613755312723075118&amp;hvpone=&amp;hvptwo=&amp;hvqmt=&amp;hvdev=c&amp;hvdvcmdl=&amp;hvlocint=&amp;hvlocphy=9061189&amp;hvtargid=pla-917325328010&amp;psc=1" text:style-name="Internet_20_link" text:visited-style-name="Visited_20_Internet_20_Link"><text:span text:style-name="T31">X Development Board</text:span></text:a><text:span text:style-name="T6"> </text:span><text:span text:style-name="T31">with its</text:span><text:span text:style-name="T6"> antennas of the wifi and bluetooth module from the plastic support of the development kit. </text:span><text:span text:style-name="T32">Add a </text:span><text:a xlink:type="simple" xlink:href="https://www.amazon.com/Samsung-970-EVO-Plus-250GB/dp/B07M7Q21N7/ref=as_li_ss_tl?ie=UTF8&amp;linkCode=sl1&amp;tag=jetsonhacks-20&amp;linkId=ba86ecca4b7c5d7d4f2c5c01dc9c58a0&amp;language=en_US&amp;th=1" text:style-name="Internet_20_link" text:visited-style-name="Visited_20_Internet_20_Link"><text:span text:style-name="T32">NVMe S</text:span></text:a><text:a xlink:type="simple" xlink:href="https://www.amazon.com/Samsung-970-EVO-Plus-250GB/dp/B07M7Q21N7/ref=as_li_ss_tl?ie=UTF8&amp;linkCode=sl1&amp;tag=jetsonhacks-20&amp;linkId=ba86ecca4b7c5d7d4f2c5c01dc9c58a0&amp;language=en_US&amp;th=1" text:style-name="Internet_20_link" text:visited-style-name="Visited_20_Internet_20_Link"><text:span text:style-name="T32">SD Drive</text:span></text:a><text:span text:style-name="T32"> in the M.2 Key M slot to the NVIDIA Jetson Xavier NX board. On the back side of the NVIDIA Jetson Xavier NX Development Board unscrew the retaining screw in the M.2 Key M slot, push in the NVMe SSD Drive into the connector and fix it by screwing the retaining screw back in. Insert a </text:span><text:a xlink:type="simple" xlink:href="https://www.amazon.com/Samsung-MicroSD-Adapter-MB-ME64GA-AM/dp/B06XX29S9Q/ref=as_li_ss_tl?dchild=1&amp;keywords=samsung+evo+micro+sd+card+64gb&amp;qid=1589436767&amp;sr=8-3&amp;linkCode=sl1&amp;tag=jetsonhacks-20&amp;linkId=238816b9fc40a94b527f8bf7c33852da&amp;language=en_US" text:style-name="Internet_20_link" text:visited-style-name="Visited_20_Internet_20_Link"><text:span text:style-name="T32">Micro SD Card</text:span></text:a><text:span text:style-name="T32"> into the Micro SD slot on the NVIDIA Jetson Xavier NX.</text:span></text:p>
      <text:p text:style-name="P64"/>
      <text:p text:style-name="P44"><text:span text:style-name="T30">2 Attach: Insert four (4) </text:span><text:a xlink:type="simple" xlink:href="https://www.amazon.com/gp/product/B0784VYCYY/ref=ppx_yo_dt_b_asin_title_o06_s00?ie=UTF8&amp;psc=1" text:style-name="Internet_20_link" text:visited-style-name="Visited_20_Internet_20_Link"><text:span text:style-name="T30">M2x6</text:span></text:a><text:a xlink:type="simple" xlink:href="https://www.amazon.com/gp/product/B0784VYCYY/ref=ppx_yo_dt_b_asin_title_o06_s00?ie=UTF8&amp;psc=1" text:style-name="Internet_20_link" text:visited-style-name="Visited_20_Internet_20_Link"><text:span text:style-name="T30">x3.5</text:span></text:a><text:a xlink:type="simple" xlink:href="https://www.amazon.com/gp/product/B0784VYCYY/ref=ppx_yo_dt_b_asin_title_o06_s00?ie=UTF8&amp;psc=1" text:style-name="Internet_20_link" text:visited-style-name="Visited_20_Internet_20_Link"><text:span text:style-name="T30"> threaded heat inserts</text:span></text:a><text:span text:style-name="T30"> into the holes of the M2x6 stands for the NVIDIA Jetson Xavier NX. </text:span><text:span text:style-name="T6">Use </text:span><text:span text:style-name="T33">eight</text:span><text:span text:style-name="T6"> (8) </text:span><text:a xlink:type="simple" xlink:href="https://www.amazon.com/gp/product/B01FL88Y76/ref=ppx_yo_dt_b_asin_title_o07_s01?ie=UTF8&amp;psc=1" text:style-name="Internet_20_link" text:visited-style-name="Visited_20_Internet_20_Link"><text:span text:style-name="T6">M2x6 screws</text:span></text:a><text:span text:style-name="T6"> to attach the NVIDIA Jetson Xavier NX </text:span><text:span text:style-name="T31">Development Board with its</text:span><text:span text:style-name="T6"> antennas of the WiFi and Bluetooth module to the </text:span><text:span text:style-name="T31">P</text:span><text:span text:style-name="T6">rocessing </text:span><text:span text:style-name="T31">B</text:span><text:span text:style-name="T6">oard. Place the NVIDIA Jetson Xavier NX </text:span><text:span text:style-name="T31">Development B</text:span><text:span text:style-name="T6">oard so that the connectors face the back of the </text:span><text:span text:style-name="T31">B</text:span><text:span text:style-name="T6">ottom </text:span><text:span text:style-name="T31">P</text:span><text:span text:style-name="T6">late.</text:span></text:p>
      <text:p text:style-name="P65"/>
      <text:p text:style-name="P32"><text:span text:style-name="T6">3 Wire: </text:span><text:span text:style-name="T34">Connect th</text:span><text:span text:style-name="T111">e </text:span><text:span text:style-name="T112">DC Barrel Jack Connector </text:span><text:span text:style-name="T111">to the DC Jack of the NVIDIA Jetson Xavier NX </text:span><text:span text:style-name="T94">Development B</text:span><text:span text:style-name="T111">oard. </text:span><text:span text:style-name="T113">Use </text:span><text:a xlink:type="simple" xlink:href="https://www.amazon.com/gp/product/B07T1PWMTT/ref=ppx_yo_dt_b_asin_title_o00_s00?ie=UTF8&amp;psc=1" text:style-name="Internet_20_link" text:visited-style-name="Visited_20_Internet_20_Link"><text:span text:style-name="T113">double sided tape</text:span></text:a><text:span text:style-name="T113"> to fix the </text:span><text:span text:style-name="T112">DC Barrel Jack Connector </text:span><text:span text:style-name="T113">to the Processing Board. Use a zip tie to hold the </text:span><text:span text:style-name="T112">DC Barrel Jack Connector </text:span><text:span text:style-name="T113">in place.</text:span></text:p>
      <text:h text:style-name="P112" text:outline-level="1">Cover</text:h>
      <text:p text:style-name="P66">Insert <text:span text:style-name="T149">two</text:span> (<text:span text:style-name="T149">2</text:span>) M3x4<text:span text:style-name="T148">x5</text:span> threaded heat inserts into the <text:span text:style-name="T149">two (2) holes on the inside in the front of the Cover, where the Vision Board will be attached.</text:span></text:p>
      <text:p text:style-name="P66"/>
      <text:p text:style-name="P103">UCTRONICS 5 Inch Touch Screen <text:span text:style-name="T185">Display</text:span></text:p>
      <text:p text:style-name="P45"><text:span text:style-name="T34">Connect a </text:span><text:a xlink:type="simple" xlink:href="https://www.amazon.com/gp/product/B003YKX6WC/ref=ppx_yo_dt_b_asin_title_o01_s00?ie=UTF8&amp;psc=1" text:style-name="Internet_20_link" text:visited-style-name="Visited_20_Internet_20_Link"><text:span text:style-name="T34">90° micro USB to USB cable</text:span></text:a><text:span text:style-name="T34"> to USB touch port on the </text:span><text:a xlink:type="simple" xlink:href="https://www.uctronics.com/index.php/uctronics-5-inch-touch-screen-for-raspberry-pi.html" text:style-name="Internet_20_link" text:visited-style-name="Visited_20_Internet_20_Link"><text:span text:style-name="T34">UCTRONICS 5 Inch Touch Scree</text:span></text:a><text:a xlink:type="simple" xlink:href="https://www.uctronics.com/index.php/uctronics-5-inch-touch-screen-for-raspberry-pi.html" text:style-name="Internet_20_link" text:visited-style-name="Visited_20_Internet_20_Link"><text:span text:style-name="T61">n Display</text:span></text:a><text:span text:style-name="T34"> (once the display is in the Cover, there is not enough room to get it in). This cable will be </text:span><text:soft-page-break/><text:span text:style-name="T34">connected to a USB port on the NVIDIA Jetson Xavier NX Development Board when the Cover is put on.</text:span></text:p>
      <text:p text:style-name="P79"/>
      <text:p text:style-name="P45"><text:span text:style-name="T34">As part of the 3D printing and post-processing, insert </text:span><text:span text:style-name="T60">already </text:span><text:span text:style-name="T34">four (4) M3x4 threaded heat inserts into the holes for the UCTRONICS 5 Inch Touch Screen </text:span><text:span text:style-name="T61">Display</text:span><text:span text:style-name="T34"> in the Display Wall of the Cover. Use four (4) M3x5 screws (smaller than M3x6 screws) to attach the UCTRONICS 5 Inch Touch Screen </text:span><text:span text:style-name="T61">Display</text:span><text:span text:style-name="T34"> in the Cover.</text:span></text:p>
      <text:p text:style-name="P67"/>
      <text:p text:style-name="P88">Power <text:span text:style-name="T2">Push </text:span>Button</text:p>
      <text:p text:style-name="P88"/>
      <text:p text:style-name="P33"><text:span text:style-name="T6">Stripe the ends of two (2) about </text:span><text:span text:style-name="T35">9</text:span><text:span text:style-name="T6">cm long red 22AGW wires with a wire stripper. Solder one end of the wires to the Common Ground (C) and Normally Open (NO) connections of the </text:span><text:a xlink:type="simple" xlink:href="https://www.sparkfun.com/products/11967" text:style-name="Internet_20_link" text:visited-style-name="Visited_20_Internet_20_Link"><text:span text:style-name="T6">push button</text:span></text:a><text:span text:style-name="T6">. Protect the connections and join the cables together by fitting </text:span><text:a xlink:type="simple" xlink:href="https://www.amazon.com/gp/product/B073R69KNB/ref=ppx_yo_dt_b_asin_title_o05_s02?ie=UTF8&amp;psc=1" text:style-name="Internet_20_link" text:visited-style-name="Visited_20_Internet_20_Link"><text:span text:style-name="T6">hea</text:span></text:a><text:a xlink:type="simple" xlink:href="https://www.amazon.com/gp/product/B073R69KNB/ref=ppx_yo_dt_b_asin_title_o05_s02?ie=UTF8&amp;psc=1" text:style-name="Internet_20_link" text:visited-style-name="Visited_20_Internet_20_Link"><text:span text:style-name="T6">t</text:span></text:a><text:a xlink:type="simple" xlink:href="https://www.amazon.com/gp/product/B073R69KNB/ref=ppx_yo_dt_b_asin_title_o05_s02?ie=UTF8&amp;psc=1" text:style-name="Internet_20_link" text:visited-style-name="Visited_20_Internet_20_Link"><text:span text:style-name="T6"> </text:span></text:a><text:a xlink:type="simple" xlink:href="https://www.amazon.com/gp/product/B073R69KNB/ref=ppx_yo_dt_b_asin_title_o05_s02?ie=UTF8&amp;psc=1" text:style-name="Internet_20_link" text:visited-style-name="Visited_20_Internet_20_Link"><text:span text:style-name="T6">shrink tub</text:span></text:a><text:a xlink:type="simple" xlink:href="https://www.amazon.com/gp/product/B073R69KNB/ref=ppx_yo_dt_b_asin_title_o05_s02?ie=UTF8&amp;psc=1" text:style-name="Internet_20_link" text:visited-style-name="Visited_20_Internet_20_Link"><text:span text:style-name="T36">es</text:span></text:a><text:span text:style-name="T6"> using a </text:span><text:a xlink:type="simple" xlink:href="https://www.amazon.com/gp/product/B07P5WFHJ7/ref=ppx_yo_dt_b_asin_title_o05_s01?ie=UTF8&amp;psc=1" text:style-name="Internet_20_link" text:visited-style-name="Visited_20_Internet_20_Link"><text:span text:style-name="T6">heat gun</text:span></text:a><text:span text:style-name="T6">. Crimp a male and a female </text:span><text:a xlink:type="simple" xlink:href="https://www.amazon.com/gp/product/B01EE3QGG0/ref=ppx_yo_dt_b_asin_title_o05_s01?ie=UTF8&amp;psc=1" text:style-name="Internet_20_link" text:visited-style-name="Visited_20_Internet_20_Link"><text:span text:style-name="T6">quick disconnect terminal connector</text:span></text:a><text:span text:style-name="T6"> with a </text:span><text:a xlink:type="simple" xlink:href="https://www.amazon.com/IWISS-SN-28B-Crimping-AWG28-18-Dupont/dp/B00OMM4YUY/ref=redir_mobile_desktop?ie=UTF8&amp;aaxitk=M.qaQ7HFAegO3LV9HRRo8w&amp;hsa_cr_id=9252443150001&amp;ref_=sbx_be_s_sparkle_mcd_asin_1" text:style-name="Internet_20_link" text:visited-style-name="Visited_20_Internet_20_Link"><text:span text:style-name="T6">crimper</text:span></text:a><text:span text:style-name="T6"> to the other end of the wires. </text:span><text:span text:style-name="T37">Assemble two (2) push buttons this way, so you have a spare push button when using the Sensors &amp; Processing Board without the Cover.</text:span></text:p>
      <text:p text:style-name="P68"/>
      <text:p text:style-name="P68">Screw the push button into the little round hole in the back (display) on the right side of the <text:span text:style-name="T167">C</text:span>over.</text:p>
      <text:p text:style-name="P68"/>
      <text:p text:style-name="P88">Connectors</text:p>
      <text:p text:style-name="P88"/>
      <text:p text:style-name="Standard"><text:span text:style-name="T58">Push</text:span><text:span text:style-name="T6"> the Keystone jacks from the inside into the Keystone inserts on the left side of the </text:span><text:span text:style-name="T38">C</text:span><text:span text:style-name="T6">over in the following order from </text:span><text:span text:style-name="T38">the </text:span><text:span text:style-name="T6">back (display) to </text:span><text:span text:style-name="T38">the </text:span><text:span text:style-name="T6">front: </text:span><text:a xlink:type="simple" xlink:href="https://www.amazon.com/gp/product/B078935SFG/ref=ppx_yo_dt_b_asin_title_o01_s02?ie=UTF8&amp;psc=1" text:style-name="Internet_20_link" text:visited-style-name="Visited_20_Internet_20_Link"><text:span text:style-name="T6">USB </text:span></text:a><text:a xlink:type="simple" xlink:href="https://www.amazon.com/gp/product/B078935SFG/ref=ppx_yo_dt_b_asin_title_o01_s02?ie=UTF8&amp;psc=1" text:style-name="Internet_20_link" text:visited-style-name="Visited_20_Internet_20_Link"><text:span text:style-name="T6">3.0</text:span></text:a><text:span text:style-name="T6">, </text:span><text:a xlink:type="simple" xlink:href="https://www.amazon.com/gp/product/B005VKKB7Q/ref=ppx_yo_dt_b_asin_title_o01_s03?ie=UTF8&amp;psc=1" text:style-name="Internet_20_link" text:visited-style-name="Visited_20_Internet_20_Link"><text:span text:style-name="T6">HMDI</text:span></text:a><text:span text:style-name="T6"> and </text:span><text:a xlink:type="simple" xlink:href="https://www.amazon.com/gp/product/B078495TVK/ref=ppx_yo_dt_b_asin_title_o01_s00?ie=UTF8&amp;psc=1" text:style-name="Internet_20_link" text:visited-style-name="Visited_20_Internet_20_Link"><text:span text:style-name="T6">USB-C</text:span></text:a><text:span text:style-name="T6"> (under the power s</text:span><text:span text:style-name="T60">ign</text:span><text:span text:style-name="T6"> on the </text:span><text:span text:style-name="T38">C</text:span><text:span text:style-name="T6">over).</text:span></text:p>
      <text:p text:style-name="P48"/>
      <text:p text:style-name="P88">Air Holes</text:p>
      <text:p text:style-name="P88"/>
      <text:p text:style-name="Standard"><text:span text:style-name="T6">Cut two (2) pieces out of the </text:span><text:a xlink:type="simple" xlink:href="https://www.amazon.com/gp/product/B000FJU8BC/ref=ppx_yo_dt_b_asin_title_o01_s03?ie=UTF8&amp;psc=1" text:style-name="Internet_20_link" text:visited-style-name="Visited_20_Internet_20_Link"><text:span text:style-name="T6">PC Computer Air Filter</text:span></text:a><text:span text:style-name="T6"> to cover the air holes in the side walls and use </text:span><text:span text:style-name="T39">some </text:span><text:a xlink:type="simple" xlink:href="https://www.amazon.com/3M-Contractor-Grade-Multi-Use-Silver/dp/B00DJWTGAG/ref=sr_1_1_sspa?dchild=1&amp;keywords=duct+tape+small&amp;qid=1607198854&amp;s=industrial&amp;sr=1-1-spons&amp;psc=1&amp;spLa=ZW5jcnlwdGVkUXVhbGlmaWVyPUExTTZPNTdUQUlKVVpWJmVuY3J5cHRlZElkPUEwNTY2NjAwMkwwVFFVMVpZUFhSTyZlbmNyeXB0ZWRBZElkPUEwNDEwNjk4MVJRUDdFR05ZMU03VCZ3aWRnZXROYW1lPXNwX2F0ZiZhY3Rpb249Y2xpY2tSZWRpcmVjdCZkb05vdExvZ0NsaWNrPXRydWU=" text:style-name="Internet_20_link" text:visited-style-name="Visited_20_Internet_20_Link"><text:span text:style-name="T6">tape</text:span></text:a><text:span text:style-name="T6"> to fix them from the inside.</text:span></text:p>
      <text:h text:style-name="P113" text:outline-level="1">Sensors &amp; Processing Board as a desktop computer</text:h>
      <text:p text:style-name="P81">You may want to use the Sensors &amp; Processing Board without the Cover to have full access to the system. We use the Sensors &amp; Processing Board without the Cover for our <text:span text:style-name="T181">software </text:span>setup.</text:p>
      <text:p text:style-name="P80"/>
      <text:p text:style-name="P46"><text:span text:style-name="T37">Connect the male and female quick disconnect terminal connectors from the spare push button to the quick disconnect terminal connectors o</text:span><text:span text:style-name="T60">n</text:span><text:span text:style-name="T37"> the wires that come from the Zio INA219 Current and Voltage Sensor and the DC Barrel Jack connector. Put the USB dongle from the </text:span><text:a xlink:type="simple" xlink:href="https://www.amazon.com/gp/product/B0899DRDYR/ref=ppx_yo_dt_b_asin_title_o07_s00?ie=UTF8&amp;psc=1" text:style-name="Internet_20_link" text:visited-style-name="Visited_20_Internet_20_Link"><text:span text:style-name="T37">Dual USB &amp; Bluetooth Keyboard and Mouse</text:span></text:a><text:span text:style-name="T37"> in a USB port of the NVIDIA Jetson Xavier NX. Connect a </text:span><text:a xlink:type="simple" xlink:href="https://www.amazon.com/Acer-SB220Q-Ultra-Thin-Frame-Monitor/dp/B07CVL2D2S/ref=sr_1_4?dchild=1&amp;keywords=hdmi+monitor&amp;qid=1607212195&amp;s=electronics&amp;sr=1-4" text:style-name="Internet_20_link" text:visited-style-name="Visited_20_Internet_20_Link"><text:span text:style-name="T37">HDMI monitor</text:span></text:a><text:span text:style-name="T37"> directly with a </text:span><text:a xlink:type="simple" xlink:href="https://www.amazon.com/AmazonBasics-High-Speed-HDMI-Cable-1-Pack/dp/B014I8T0YQ/ref=sr_1_18?dchild=1&amp;keywords=hdmi+cable&amp;qid=1607211990&amp;s=electronics&amp;sr=1-18" text:style-name="Internet_20_link" text:visited-style-name="Visited_20_Internet_20_Link"><text:span text:style-name="T37">HDMI </text:span></text:a><text:a xlink:type="simple" xlink:href="https://www.amazon.com/AmazonBasics-High-Speed-HDMI-Cable-1-Pack/dp/B014I8T0YQ/ref=sr_1_18?dchild=1&amp;keywords=hdmi+cable&amp;qid=1607211990&amp;s=electronics&amp;sr=1-18" text:style-name="Internet_20_link" text:visited-style-name="Visited_20_Internet_20_Link"><text:span text:style-name="T37">cable</text:span></text:a><text:span text:style-name="T37"> to the HDMI port of the NVIDIA Jetson Xavier NX Development Board.</text:span></text:p>
      <text:p text:style-name="P82"/>
      <text:p text:style-name="P46"><text:span text:style-name="T40">Connect the </text:span><text:a xlink:type="simple" xlink:href="https://www.amazon.com/gp/product/B08F7NHMLB/ref=ox_sc_act_title_1?smid=A1AEYAFEWEFJJF&amp;psc=1" text:style-name="Internet_20_link" text:visited-style-name="Visited_20_Internet_20_Link"><text:span text:style-name="T40">USB-C charger</text:span></text:a><text:span text:style-name="T40"> directly to the PD 100W IN port of the USB-C power bank. </text:span></text:p>
      <text:p text:style-name="P82"/>
      <text:p text:style-name="P69"><text:span text:style-name="T62">P</text:span>ush the push button to turn on the Sensorbox. <text:span text:style-name="T177">If the SensorBox does not turn on, it might be that the USB-C power bank is not active. To activate the USB-C power bank, either push the button the on USB-C power bank, or (re-)connect the USB-C charger to USB-C power bank. Make sure to shutdown the Sensorbox properly from the operating system (do not just switch off the power).</text:span></text:p>
      <text:p text:style-name="P48"><text:soft-page-break/></text:p>
      <text:p text:style-name="P47"><text:span text:style-name="T7">To set up the SensorBox from a host computer, connect a USB port on the host computer with a </text:span><text:a xlink:type="simple" xlink:href="https://www.amazon.com/6in-Micro-USB-Cable-6-inches/dp/B002L5ZEYY/ref=pd_all_pref_n_4/143-3187515-4279433?_encoding=UTF8&amp;pd_rd_i=B003YKX6WM&amp;pd_rd_r=3fd512d7-f988-40c2-b9ba-d64695d1fc58&amp;pd_rd_w=WEh2w&amp;pd_rd_wg=r2iW3&amp;pf_rd_p=36d0712f-e8f6-49f0-8101-fe2ba60e1597&amp;pf_rd_r=AENN2ZGF88RWXQ1JKH1Q&amp;refRID=AENN2ZGF88RWXQ1JKH1Q&amp;th=1" text:style-name="Internet_20_link" text:visited-style-name="Visited_20_Internet_20_Link"><text:span text:style-name="T7">Micro </text:span></text:a><text:a xlink:type="simple" xlink:href="https://www.amazon.com/6in-Micro-USB-Cable-6-inches/dp/B002L5ZEYY/ref=pd_all_pref_n_4/143-3187515-4279433?_encoding=UTF8&amp;pd_rd_i=B003YKX6WM&amp;pd_rd_r=3fd512d7-f988-40c2-b9ba-d64695d1fc58&amp;pd_rd_w=WEh2w&amp;pd_rd_wg=r2iW3&amp;pf_rd_p=36d0712f-e8f6-49f0-8101-fe2ba60e1597&amp;pf_rd_r=AENN2ZGF88RWXQ1JKH1Q&amp;refRID=AENN2ZGF88RWXQ1JKH1Q&amp;th=1" text:style-name="Internet_20_link" text:visited-style-name="Visited_20_Internet_20_Link"><text:span text:style-name="T6">USB </text:span></text:a><text:a xlink:type="simple" xlink:href="https://www.amazon.com/6in-Micro-USB-Cable-6-inches/dp/B002L5ZEYY/ref=pd_all_pref_n_4/143-3187515-4279433?_encoding=UTF8&amp;pd_rd_i=B003YKX6WM&amp;pd_rd_r=3fd512d7-f988-40c2-b9ba-d64695d1fc58&amp;pd_rd_w=WEh2w&amp;pd_rd_wg=r2iW3&amp;pf_rd_p=36d0712f-e8f6-49f0-8101-fe2ba60e1597&amp;pf_rd_r=AENN2ZGF88RWXQ1JKH1Q&amp;refRID=AENN2ZGF88RWXQ1JKH1Q&amp;th=1" text:style-name="Internet_20_link" text:visited-style-name="Visited_20_Internet_20_Link"><text:span text:style-name="T41">to USB cable</text:span></text:a><text:span text:style-name="T6"> to </text:span><text:span text:style-name="T41">the Micro USB port on the </text:span><text:span text:style-name="T6">NVIDIA Jetson Xavier NX Development Board. </text:span></text:p>
      <text:h text:style-name="P114" text:outline-level="1">Putting on the <text:span text:style-name="T169">C</text:span>over</text:h>
      <text:p text:style-name="P35"><text:span text:style-name="T42">Connect a </text:span><text:a xlink:type="simple" xlink:href="https://www.amazon.com/gp/product/B06WGPT999/ref=ppx_yo_dt_b_asin_title_o06_s00?ie=UTF8&amp;psc=1" text:style-name="Internet_20_link" text:visited-style-name="Visited_20_Internet_20_Link"><text:span text:style-name="T42">HDMI Male to Female </text:span></text:a><text:a xlink:type="simple" xlink:href="https://www.amazon.com/gp/product/B06WGPT999/ref=ppx_yo_dt_b_asin_title_o06_s00?ie=UTF8&amp;psc=1" text:style-name="Internet_20_link" text:visited-style-name="Visited_20_Internet_20_Link"><text:span text:style-name="T42">c</text:span></text:a><text:a xlink:type="simple" xlink:href="https://www.amazon.com/gp/product/B06WGPT999/ref=ppx_yo_dt_b_asin_title_o06_s00?ie=UTF8&amp;psc=1" text:style-name="Internet_20_link" text:visited-style-name="Visited_20_Internet_20_Link"><text:span text:style-name="T42">able</text:span></text:a><text:span text:style-name="T42"> to the HDMI port of the NVIDIA Jetson Xavier NX board. Connect a </text:span><text:a xlink:type="simple" xlink:href="https://www.amazon.com/gp/product/B019Q652AG/ref=ppx_yo_dt_b_asin_title_o02_s00?ie=UTF8&amp;psc=1" text:style-name="Internet_20_link" text:visited-style-name="Visited_20_Internet_20_Link"><text:span text:style-name="T42">DisplayPort Male to HDMI Female cable</text:span></text:a><text:span text:style-name="T42"> to the DisplayPort of the NVIDIA Jetson Xavier NX Development Board. Connect a </text:span><text:a xlink:type="simple" xlink:href="https://www.amazon.com/gp/product/B07KSP1SMS/ref=ppx_yo_dt_b_asin_title_o02_s00?ie=UTF8&amp;psc=1" text:style-name="Internet_20_link" text:visited-style-name="Visited_20_Internet_20_Link"><text:span text:style-name="T42">HDMI Male to Male cable</text:span></text:a><text:span text:style-name="T42"> to the DisplayPort Male to HDMI Female cable. Connect a </text:span><text:a xlink:type="simple" xlink:href="https://www.amazon.com/6in-Micro-USB-Cable-6-inches/dp/B002L5ZEYY/ref=pd_all_pref_n_4/143-3187515-4279433?_encoding=UTF8&amp;pd_rd_i=B003YKX6WM&amp;pd_rd_r=3fd512d7-f988-40c2-b9ba-d64695d1fc58&amp;pd_rd_w=WEh2w&amp;pd_rd_wg=r2iW3&amp;pf_rd_p=36d0712f-e8f6-49f0-8101-fe2ba60e1597&amp;pf_rd_r=AENN2ZGF88RWXQ1JKH1Q&amp;refRID=AENN2ZGF88RWXQ1JKH1Q&amp;th=1" text:style-name="Internet_20_link" text:visited-style-name="Visited_20_Internet_20_Link"><text:span text:style-name="T42">Micro </text:span></text:a><text:a xlink:type="simple" xlink:href="https://www.amazon.com/6in-Micro-USB-Cable-6-inches/dp/B002L5ZEYY/ref=pd_all_pref_n_4/143-3187515-4279433?_encoding=UTF8&amp;pd_rd_i=B003YKX6WM&amp;pd_rd_r=3fd512d7-f988-40c2-b9ba-d64695d1fc58&amp;pd_rd_w=WEh2w&amp;pd_rd_wg=r2iW3&amp;pf_rd_p=36d0712f-e8f6-49f0-8101-fe2ba60e1597&amp;pf_rd_r=AENN2ZGF88RWXQ1JKH1Q&amp;refRID=AENN2ZGF88RWXQ1JKH1Q&amp;th=1" text:style-name="Internet_20_link" text:visited-style-name="Visited_20_Internet_20_Link"><text:span text:style-name="T42">USB </text:span></text:a><text:a xlink:type="simple" xlink:href="https://www.amazon.com/6in-Micro-USB-Cable-6-inches/dp/B002L5ZEYY/ref=pd_all_pref_n_4/143-3187515-4279433?_encoding=UTF8&amp;pd_rd_i=B003YKX6WM&amp;pd_rd_r=3fd512d7-f988-40c2-b9ba-d64695d1fc58&amp;pd_rd_w=WEh2w&amp;pd_rd_wg=r2iW3&amp;pf_rd_p=36d0712f-e8f6-49f0-8101-fe2ba60e1597&amp;pf_rd_r=AENN2ZGF88RWXQ1JKH1Q&amp;refRID=AENN2ZGF88RWXQ1JKH1Q&amp;th=1" text:style-name="Internet_20_link" text:visited-style-name="Visited_20_Internet_20_Link"><text:span text:style-name="T42">to USB cable</text:span></text:a><text:span text:style-name="T42"> to the Micro USB port on the NVIDIA Jetson Xavier NX Development Board. Connect a </text:span><text:a xlink:type="simple" xlink:href="https://www.amazon.com/gp/product/B072M7GH29/ref=ppx_yo_dt_b_asin_title_o00_s00?ie=UTF8&amp;psc=1" text:style-name="Internet_20_link" text:visited-style-name="Visited_20_Internet_20_Link"><text:span text:style-name="T61">100W U</text:span></text:a><text:a xlink:type="simple" xlink:href="https://www.amazon.com/gp/product/B072M7GH29/ref=ppx_yo_dt_b_asin_title_o00_s00?ie=UTF8&amp;psc=1" text:style-name="Internet_20_link" text:visited-style-name="Visited_20_Internet_20_Link"><text:span text:style-name="T42">SB-C </text:span></text:a><text:a xlink:type="simple" xlink:href="https://www.amazon.com/gp/product/B072M7GH29/ref=ppx_yo_dt_b_asin_title_o00_s00?ie=UTF8&amp;psc=1" text:style-name="Internet_20_link" text:visited-style-name="Visited_20_Internet_20_Link"><text:span text:style-name="T42">p</text:span></text:a><text:a xlink:type="simple" xlink:href="https://www.amazon.com/gp/product/B072M7GH29/ref=ppx_yo_dt_b_asin_title_o00_s00?ie=UTF8&amp;psc=1" text:style-name="Internet_20_link" text:visited-style-name="Visited_20_Internet_20_Link"><text:span text:style-name="T42">ower </text:span></text:a><text:a xlink:type="simple" xlink:href="https://www.amazon.com/gp/product/B072M7GH29/ref=ppx_yo_dt_b_asin_title_o00_s00?ie=UTF8&amp;psc=1" text:style-name="Internet_20_link" text:visited-style-name="Visited_20_Internet_20_Link"><text:span text:style-name="T42">c</text:span></text:a><text:a xlink:type="simple" xlink:href="https://www.amazon.com/gp/product/B072M7GH29/ref=ppx_yo_dt_b_asin_title_o00_s00?ie=UTF8&amp;psc=1" text:style-name="Internet_20_link" text:visited-style-name="Visited_20_Internet_20_Link"><text:span text:style-name="T42">able</text:span></text:a><text:span text:style-name="T42"> to the PD 100W IN port of the USB-C power bank. </text:span></text:p>
      <text:p text:style-name="P83"/>
      <text:p text:style-name="P83">Slide the Cover over the Sensors &amp; Processing Board <text:span text:style-name="T170">until you can still see the USB connectors on the NVIDIA Jetson Xavier NX Development Board. Connect the USB cable from the UCTRONICS 5 Inch Touch Screen Display to a USB port on the NVIDIA Jetson Xavier NX Development Board.</text:span></text:p>
      <text:p text:style-name="P83"/>
      <text:p text:style-name="P84">Slide the Cover <text:span text:style-name="T170">now 2/3 </text:span>over the Sensors &amp; Processing Board <text:span text:style-name="T170">so you have still enough access to connect all the cables. Connect the HDMI Male to Female Cable from the NVIDIA Jetson Xavier NX Development Board to the HDMI port on the UCTRONICS 5 Inch Touch Screen Display. Connect the male and female quick disconnect terminal connectors from the wires that come from the Zio INA219 Current and Voltage Sensor and the DC Barrel Jack connector to the quick disconnect terminal connectors from the push button in the Cover. Connect the USB-C power cable from the USB-C power bank to the USB-C Keystone Jack in the Cover. Connect the HDMI Male to Male cable from the NVIDIA Jetson Xavier NX Development Board to the HDMI Keystone Jack in the Cover. Connect the Micro USB to USB cable from the NVIDIA Jetson Xavier NX Development Board to the USB 3.0 Keystone Jack in the Cover. </text:span></text:p>
      <text:p text:style-name="P85"/>
      <text:p text:style-name="P85">There seems to be a “right” sense on how to connect the USB-C cable from the USB-C charger to the USB-C Keystone Jack so that the USB-C power bank <text:span text:style-name="T171">is actually charging</text:span>. Make sure to test the connection and mark the “right” sense on the USB-C cable prior to putting on the cover all the way.</text:p>
      <text:p text:style-name="P70"/>
      <text:p text:style-name="P105">Slide the cover all the way over the Sensors &amp; Processing Board. Use two (2) M3x6 screws to attach the Vision Board, which is in front of the Sensors &amp; Processing Board, to the Cover.</text:p>
      <text:p text:style-name="P106">The total weight of the SensorBox is 2.130kg.</text:p>
      <text:h text:style-name="P115" text:outline-level="1"><text:span text:style-name="T74">S</text:span>ensor<text:span text:style-name="T168">Box</text:span> as a desktop computer</text:h>
      <text:p text:style-name="P86">You can hook up the SensorBox as a Desktop computer with an external monitor, keyboard and mouse.</text:p>
      <text:p text:style-name="P86"/>
      <text:p text:style-name="P99"><text:span text:style-name="T6">Connect a HDMI monitor with a </text:span><text:a xlink:type="simple" xlink:href="https://www.amazon.com/AmazonBasics-High-Speed-HDMI-Cable-1-Pack/dp/B014I8T0YQ/ref=sr_1_18?dchild=1&amp;keywords=hdmi+cable&amp;qid=1607211990&amp;s=electronics&amp;sr=1-18" text:style-name="Internet_20_link" text:visited-style-name="Visited_20_Internet_20_Link"><text:span text:style-name="T6">HDMI cable</text:span></text:a><text:span text:style-name="T6"> to the HDMI Keystone Jack in the </text:span><text:span text:style-name="T43">C</text:span><text:span text:style-name="T6">over. After </text:span><text:span text:style-name="T61">software </text:span><text:span text:style-name="T6">setup, the Dual USB &amp; Bluetooth Keyboard and Mouse is connected via Bluetooth directly to the NVIDIA Jetson Xavier NX </text:span><text:span text:style-name="T15">Development B</text:span><text:span text:style-name="T6">oard. </text:span></text:p>
      <text:p text:style-name="P48"/>
      <text:p text:style-name="P69"><text:span text:style-name="T62">Connect the USB-C charger with the USB-C cable in the “right” sense to USB-C Keystone Jack in the Cover. P</text:span>ush the push button to turn on the Sensorbox. <text:span text:style-name="T177">If the SensorBox does not turn on, it might be </text:span><text:soft-page-break/><text:span text:style-name="T177">that the USB-C power bank is not active. To activate the USB-C power bank, (re-)connect the USB-C charger to SensorBox. Make sure to shutdown the Sensorbox properly from the operating system (do not just switch off the power).</text:span></text:p>
      <text:p text:style-name="P48"/>
      <text:p text:style-name="Standard"><text:span text:style-name="T7">To set up the SensorBox from a host computer, connect a USB port on the host computer with a </text:span><text:a xlink:type="simple" xlink:href="https://www.amazon.com/gp/product/B00HSS9L6G/ref=ppx_yo_dt_b_asin_title_o04_s00?ie=UTF8&amp;psc=1" text:style-name="Internet_20_link" text:visited-style-name="Visited_20_Internet_20_Link"><text:span text:style-name="T7">USB cable</text:span></text:a><text:span text:style-name="T7"> to the USB Keystone Jack in the SensorBox.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4ded37" officeooo:paragraph-rsid="02204a4b"/>
    </style:style>
    <style:style style:name="MT1" style:family="text"/>
    <style:style style:name="MT2" style:family="text">
      <style:text-properties style:text-position="super 58%" officeooo:rsid="007dee7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a xlink:type="simple" xlink:href="http://www.aiwerkstatt.com/" text:style-name="Internet_20_link" text:visited-style-name="Visited_20_Internet_20_Link">aiWerkstatt</text:a><text:span text:style-name="MT2">TM</text:span><text:tab/>SensorBox<text:span text:style-name="MT2">TM</text:span> v1.0<text:tab/><text:page-number text:select-page="current">9</text:page-number>/<text:page-count>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6T22:26:01.921532609</meta:creation-date>
    <meta:generator>LibreOffice/6.0.7.3$Linux_X86_64 LibreOffice_project/00m0$Build-3</meta:generator>
    <dc:date>2021-07-17T21:36:17.762570042</dc:date>
    <meta:editing-duration>P4DT14H39M36S</meta:editing-duration>
    <meta:editing-cycles>235</meta:editing-cycles>
    <meta:document-statistic meta:table-count="0" meta:image-count="0" meta:object-count="0" meta:page-count="9" meta:paragraph-count="104" meta:word-count="3965" meta:character-count="22046" meta:non-whitespace-character-count="18157"/>
  </office:meta>
</office:document-meta>
</file>